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el" svg:font-family="Arie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6e6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0" style:family="table-cell" style:parent-style-name="Default" style:data-style-name="N100">
      <style:text-properties style:font-name="Arial"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pt" fo:country="BR" fo:font-weight="bold" style:font-name-asian="Courier New" style:font-size-asian="10pt" style:language-asian="en" style:country-asian="US" style:font-weight-asian="bold" style:font-name-complex="Courier New" style:font-size-complex="10pt" style:language-complex="en" style:country-complex="U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language="pt" fo:country="BR" fo:font-weight="bold" style:font-name-asian="Courier New" style:language-asian="en" style:country-asian="US" style:font-weight-asian="bold" style:font-name-complex="Courier New" style:language-complex="en" style:country-complex="US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/>
  </office:automatic-styles>
  <office:body>
    <office:spreadsheet>
      <table:table table:name="Entrada" table:style-name="ta1" table:print="false">
        <table:table-column table:style-name="co1" table:default-cell-style-name="ce1"/>
        <table:table-column table:style-name="co1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style-name="ce2"/>
          <table:table-cell table:style-name="ce4" office:value-type="string">
            <text:p>E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.3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.7">
            <text:p>1,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office:value-type="float" office:value="1">
            <text:p>1</text:p>
          </table:table-cell>
        </table:table-row>
        <table:table-row table:style-name="ro1" table:number-rows-repeated="104824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number-columns-repeated="27" table:default-cell-style-name="Default"/>
        <table:table-column table:style-name="co1" table:default-cell-style-name="ce1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15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default-cell-style-name="ce18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table:style-name="ce4" office:value-type="string" table:number-columns-spanned="26" table:number-rows-spanned="1">
            <text:p>Variavel de decisao (binaria): x[i,j] =&gt; cor i do vertice j</text:p>
          </table:table-cell>
          <table:covered-table-cell/>
          <table:covered-table-cell table:style-name="ce8"/>
          <table:covered-table-cell table:number-columns-repeated="23"/>
          <table:table-cell/>
          <table:table-cell table:style-name="ce9"/>
          <table:table-cell table:style-name="ce4" office:value-type="string">
            <text:p>existe a aresta?</text:p>
          </table:table-cell>
          <table:table-cell/>
          <table:table-cell table:style-name="ce12" office:value-type="string">
            <text:p>j</text:p>
          </table:table-cell>
          <table:table-cell table:style-name="ce14" office:value-type="string" table:number-columns-spanned="2" table:number-rows-spanned="1">
            <text:p>P/ cada vertice j: <text:s/>Σ x[i,j] = 1</text:p>
          </table:table-cell>
          <table:covered-table-cell/>
          <table:table-cell/>
          <table:table-cell table:style-name="ce12" office:value-type="string" table:number-columns-spanned="2" table:number-rows-spanned="1">
            <text:p>x[i,j] &lt;= y[i]</text:p>
          </table:table-cell>
          <table:covered-table-cell/>
          <table:table-cell/>
          <table:table-cell table:style-name="ce12" office:value-type="string">
            <text:p>i</text:p>
          </table:table-cell>
          <table:table-cell table:style-name="ce16" office:value-type="string" table:number-columns-spanned="2" table:number-rows-spanned="1">
            <text:p>P/ cada cor i: <text:s/>Σ x[i,j] &gt;= y[i]</text:p>
          </table:table-cell>
          <table:covered-table-cell/>
          <table:table-cell/>
          <table:table-cell office:value-type="string">
            <text:p>k</text:p>
          </table:table-cell>
          <table:table-cell office:value-type="string">
            <text:p>(i,j)</text:p>
          </table:table-cell>
          <table:table-cell table:style-name="ce19" office:value-type="string" table:number-columns-spanned="3" table:number-rows-spanned="1">
            <text:p>P/ cada aresta (i,j): x[k,i] + x[k,j] &lt;= 1</text:p>
          </table:table-cell>
          <table:covered-table-cell table:number-columns-repeated="2"/>
        </table:table-row>
        <table:table-row table:style-name="ro1">
          <table:table-cell table:style-name="ce4"/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/>
          <table:table-cell table:style-name="ce3" office:value-type="string">
            <text:p>1,2</text:p>
          </table:table-cell>
          <table:table-cell table:formula="of:=IF(ISNA( VLOOKUP([.AB2];[Entrada.$A$6:.$B$330];2;0))=1;0;VLOOKUP([.AB2];[Entrada.$A$6:.$B$330];2;0))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formula="of:=SUM([.B$3:.B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formula="of:=SUM([.B3:.Z3])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/>
          <table:table-cell table:style-name="ce17" office:value-type="float" office:value="1">
            <text:p>1</text:p>
          </table:table-cell>
          <table:table-cell office:value-type="string">
            <text:p>(1,2)</text:p>
          </table:table-cell>
          <table:table-cell table:formula="of:=([.B3]+[.C3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1</text:p>
          </table:table-cell>
          <table:table-cell table:number-columns-repeated="25"/>
          <table:table-cell/>
          <table:table-cell table:style-name="ce3" office:value-type="float" office:value="1.3">
            <text:p>1,3</text:p>
          </table:table-cell>
          <table:table-cell table:formula="of:=IF(ISNA( VLOOKUP([.AB3];[Entrada.$A$6:.$B$330];2;0))=1;0;VLOOKUP([.AB3];[Entrada.$A$6:.$B$330];2;0))" office:value-type="float" office:value="1">
            <text:p>1</text:p>
          </table:table-cell>
          <table:table-cell/>
          <table:table-cell table:style-name="ce13" office:value-type="float" office:value="2">
            <text:p>2</text:p>
          </table:table-cell>
          <table:table-cell table:formula="of:=SUM([.C$3:.C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/>
          <table:table-cell table:style-name="ce13" office:value-type="float" office:value="2">
            <text:p>2</text:p>
          </table:table-cell>
          <table:table-cell table:formula="of:=SUM([.B4:.Z4])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/>
          <table:table-cell table:style-name="ce17" office:value-type="float" office:value="2">
            <text:p>2</text:p>
          </table:table-cell>
          <table:table-cell/>
          <table:table-cell table:formula="of:=([.B4]+[.C4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2</text:p>
          </table:table-cell>
          <table:table-cell table:number-columns-repeated="25"/>
          <table:table-cell/>
          <table:table-cell table:style-name="ce3" office:value-type="float" office:value="1.4">
            <text:p>1,4</text:p>
          </table:table-cell>
          <table:table-cell table:formula="of:=IF(ISNA( VLOOKUP([.AB4];[Entrada.$A$6:.$B$330];2;0))=1;0;VLOOKUP([.AB4];[Entrada.$A$6:.$B$330];2;0))" office:value-type="float" office:value="0">
            <text:p>0</text:p>
          </table:table-cell>
          <table:table-cell/>
          <table:table-cell table:style-name="ce13" office:value-type="float" office:value="3">
            <text:p>3</text:p>
          </table:table-cell>
          <table:table-cell table:formula="of:=SUM([.D$3:.D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/>
          <table:table-cell table:style-name="ce13" office:value-type="float" office:value="3">
            <text:p>3</text:p>
          </table:table-cell>
          <table:table-cell table:formula="of:=SUM([.B5:.Z5])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/>
          <table:table-cell table:style-name="ce17" office:value-type="float" office:value="3">
            <text:p>3</text:p>
          </table:table-cell>
          <table:table-cell/>
          <table:table-cell table:formula="of:=([.B5]+[.C5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3</text:p>
          </table:table-cell>
          <table:table-cell table:number-columns-repeated="25"/>
          <table:table-cell/>
          <table:table-cell table:style-name="ce3" office:value-type="float" office:value="1.5">
            <text:p>1,5</text:p>
          </table:table-cell>
          <table:table-cell table:formula="of:=IF(ISNA( VLOOKUP([.AB5];[Entrada.$A$6:.$B$330];2;0))=1;0;VLOOKUP([.AB5];[Entrada.$A$6:.$B$330];2;0))" office:value-type="float" office:value="0">
            <text:p>0</text:p>
          </table:table-cell>
          <table:table-cell/>
          <table:table-cell table:style-name="ce13" office:value-type="float" office:value="4">
            <text:p>4</text:p>
          </table:table-cell>
          <table:table-cell table:formula="of:=SUM([.E$3:.E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/>
          <table:table-cell table:style-name="ce13" office:value-type="float" office:value="4">
            <text:p>4</text:p>
          </table:table-cell>
          <table:table-cell table:formula="of:=SUM([.B6:.Z6])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/>
          <table:table-cell table:style-name="ce17" office:value-type="float" office:value="4">
            <text:p>4</text:p>
          </table:table-cell>
          <table:table-cell/>
          <table:table-cell table:formula="of:=([.B6]+[.C6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4</text:p>
          </table:table-cell>
          <table:table-cell table:number-columns-repeated="25"/>
          <table:table-cell/>
          <table:table-cell table:style-name="ce3" office:value-type="float" office:value="1.6">
            <text:p>1,6</text:p>
          </table:table-cell>
          <table:table-cell table:formula="of:=IF(ISNA( VLOOKUP([.AB6];[Entrada.$A$6:.$B$330];2;0))=1;0;VLOOKUP([.AB6];[Entrada.$A$6:.$B$330];2;0))" office:value-type="float" office:value="0">
            <text:p>0</text:p>
          </table:table-cell>
          <table:table-cell/>
          <table:table-cell table:style-name="ce13" office:value-type="float" office:value="5">
            <text:p>5</text:p>
          </table:table-cell>
          <table:table-cell table:formula="of:=SUM([.F$3:.F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/>
          <table:table-cell table:style-name="ce13" office:value-type="float" office:value="5">
            <text:p>5</text:p>
          </table:table-cell>
          <table:table-cell table:formula="of:=SUM([.B7:.Z7])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/>
          <table:table-cell table:style-name="ce17" office:value-type="float" office:value="5">
            <text:p>5</text:p>
          </table:table-cell>
          <table:table-cell/>
          <table:table-cell table:formula="of:=([.B7]+[.C7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5</text:p>
          </table:table-cell>
          <table:table-cell table:number-columns-repeated="25"/>
          <table:table-cell/>
          <table:table-cell table:style-name="ce3" office:value-type="float" office:value="1.7">
            <text:p>1,7</text:p>
          </table:table-cell>
          <table:table-cell table:formula="of:=IF(ISNA( VLOOKUP([.AB7];[Entrada.$A$6:.$B$330];2;0))=1;0;VLOOKUP([.AB7];[Entrada.$A$6:.$B$330];2;0))" office:value-type="float" office:value="1">
            <text:p>1</text:p>
          </table:table-cell>
          <table:table-cell/>
          <table:table-cell table:style-name="ce13" office:value-type="float" office:value="6">
            <text:p>6</text:p>
          </table:table-cell>
          <table:table-cell table:formula="of:=SUM([.G$3:.G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/>
          <table:table-cell table:style-name="ce13" office:value-type="float" office:value="6">
            <text:p>6</text:p>
          </table:table-cell>
          <table:table-cell table:formula="of:=SUM([.B8:.Z8])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/>
          <table:table-cell table:style-name="ce17" office:value-type="float" office:value="6">
            <text:p>6</text:p>
          </table:table-cell>
          <table:table-cell/>
          <table:table-cell table:formula="of:=([.B8]+[.C8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6</text:p>
          </table:table-cell>
          <table:table-cell table:number-columns-repeated="25"/>
          <table:table-cell/>
          <table:table-cell table:style-name="ce3" office:value-type="float" office:value="1.8">
            <text:p>1,8</text:p>
          </table:table-cell>
          <table:table-cell table:formula="of:=IF(ISNA( VLOOKUP([.AB8];[Entrada.$A$6:.$B$330];2;0))=1;0;VLOOKUP([.AB8];[Entrada.$A$6:.$B$330];2;0))" office:value-type="float" office:value="0">
            <text:p>0</text:p>
          </table:table-cell>
          <table:table-cell/>
          <table:table-cell table:style-name="ce13" office:value-type="float" office:value="7">
            <text:p>7</text:p>
          </table:table-cell>
          <table:table-cell table:formula="of:=SUM([.H$3:.H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/>
          <table:table-cell table:style-name="ce13" office:value-type="float" office:value="7">
            <text:p>7</text:p>
          </table:table-cell>
          <table:table-cell table:formula="of:=SUM([.B9:.Z9])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/>
          <table:table-cell table:style-name="ce17" office:value-type="float" office:value="7">
            <text:p>7</text:p>
          </table:table-cell>
          <table:table-cell/>
          <table:table-cell table:formula="of:=([.B9]+[.C9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7">
            <text:p>7</text:p>
          </table:table-cell>
          <table:table-cell table:number-columns-repeated="25"/>
          <table:table-cell/>
          <table:table-cell table:style-name="ce3" office:value-type="float" office:value="1.9">
            <text:p>1,9</text:p>
          </table:table-cell>
          <table:table-cell table:formula="of:=IF(ISNA( VLOOKUP([.AB9];[Entrada.$A$6:.$B$330];2;0))=1;0;VLOOKUP([.AB9];[Entrada.$A$6:.$B$330];2;0))" office:value-type="float" office:value="0">
            <text:p>0</text:p>
          </table:table-cell>
          <table:table-cell/>
          <table:table-cell table:style-name="ce13" office:value-type="float" office:value="8">
            <text:p>8</text:p>
          </table:table-cell>
          <table:table-cell table:formula="of:=SUM([.I$3:.I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/>
          <table:table-cell table:style-name="ce13" office:value-type="float" office:value="8">
            <text:p>8</text:p>
          </table:table-cell>
          <table:table-cell table:formula="of:=SUM([.B10:.Z10])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/>
          <table:table-cell table:style-name="ce17" office:value-type="float" office:value="8">
            <text:p>8</text:p>
          </table:table-cell>
          <table:table-cell/>
          <table:table-cell table:formula="of:=([.B10]+[.C10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8">
            <text:p>8</text:p>
          </table:table-cell>
          <table:table-cell table:number-columns-repeated="25"/>
          <table:table-cell/>
          <table:table-cell table:style-name="ce3" office:value-type="string">
            <text:p>1,10</text:p>
          </table:table-cell>
          <table:table-cell table:formula="of:=IF(ISNA( VLOOKUP([.AB10];[Entrada.$A$6:.$B$330];2;0))=1;0;VLOOKUP([.AB10];[Entrada.$A$6:.$B$330];2;0))" office:value-type="float" office:value="1">
            <text:p>1</text:p>
          </table:table-cell>
          <table:table-cell/>
          <table:table-cell table:style-name="ce13" office:value-type="float" office:value="9">
            <text:p>9</text:p>
          </table:table-cell>
          <table:table-cell table:formula="of:=SUM([.J$3:.J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/>
          <table:table-cell table:style-name="ce13" office:value-type="float" office:value="9">
            <text:p>9</text:p>
          </table:table-cell>
          <table:table-cell table:formula="of:=SUM([.B11:.Z11])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/>
          <table:table-cell table:style-name="ce17" office:value-type="float" office:value="9">
            <text:p>9</text:p>
          </table:table-cell>
          <table:table-cell/>
          <table:table-cell table:formula="of:=([.B11]+[.C11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9">
            <text:p>9</text:p>
          </table:table-cell>
          <table:table-cell table:number-columns-repeated="25"/>
          <table:table-cell/>
          <table:table-cell table:style-name="ce3" office:value-type="float" office:value="1.11">
            <text:p>1,11</text:p>
          </table:table-cell>
          <table:table-cell table:formula="of:=IF(ISNA( VLOOKUP([.AB11];[Entrada.$A$6:.$B$330];2;0))=1;0;VLOOKUP([.AB11];[Entrada.$A$6:.$B$330];2;0))" office:value-type="float" office:value="0">
            <text:p>0</text:p>
          </table:table-cell>
          <table:table-cell/>
          <table:table-cell table:style-name="ce13" office:value-type="float" office:value="10">
            <text:p>10</text:p>
          </table:table-cell>
          <table:table-cell table:formula="of:=SUM([.K$3:.K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/>
          <table:table-cell table:style-name="ce13" office:value-type="float" office:value="10">
            <text:p>10</text:p>
          </table:table-cell>
          <table:table-cell table:formula="of:=SUM([.B12:.Z12])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/>
          <table:table-cell table:style-name="ce17" office:value-type="float" office:value="10">
            <text:p>10</text:p>
          </table:table-cell>
          <table:table-cell/>
          <table:table-cell table:formula="of:=([.B12]+[.C12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0">
            <text:p>10</text:p>
          </table:table-cell>
          <table:table-cell table:number-columns-repeated="25"/>
          <table:table-cell/>
          <table:table-cell table:style-name="ce3" office:value-type="float" office:value="1.12">
            <text:p>1,12</text:p>
          </table:table-cell>
          <table:table-cell table:formula="of:=IF(ISNA( VLOOKUP([.AB12];[Entrada.$A$6:.$B$330];2;0))=1;0;VLOOKUP([.AB12];[Entrada.$A$6:.$B$330];2;0))" office:value-type="float" office:value="0">
            <text:p>0</text:p>
          </table:table-cell>
          <table:table-cell/>
          <table:table-cell table:style-name="ce13" office:value-type="float" office:value="11">
            <text:p>11</text:p>
          </table:table-cell>
          <table:table-cell table:formula="of:=SUM([.L$3:.L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/>
          <table:table-cell table:style-name="ce13" office:value-type="float" office:value="11">
            <text:p>11</text:p>
          </table:table-cell>
          <table:table-cell table:formula="of:=SUM([.B13:.Z13])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/>
          <table:table-cell table:style-name="ce17" office:value-type="float" office:value="11">
            <text:p>11</text:p>
          </table:table-cell>
          <table:table-cell/>
          <table:table-cell table:formula="of:=([.B13]+[.C13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1">
            <text:p>11</text:p>
          </table:table-cell>
          <table:table-cell table:number-columns-repeated="25"/>
          <table:table-cell/>
          <table:table-cell table:style-name="ce3" office:value-type="float" office:value="1.13">
            <text:p>1,13</text:p>
          </table:table-cell>
          <table:table-cell table:formula="of:=IF(ISNA( VLOOKUP([.AB13];[Entrada.$A$6:.$B$330];2;0))=1;0;VLOOKUP([.AB13];[Entrada.$A$6:.$B$330];2;0))" office:value-type="float" office:value="0">
            <text:p>0</text:p>
          </table:table-cell>
          <table:table-cell/>
          <table:table-cell table:style-name="ce13" office:value-type="float" office:value="12">
            <text:p>12</text:p>
          </table:table-cell>
          <table:table-cell table:formula="of:=SUM([.M$3:.M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/>
          <table:table-cell table:style-name="ce13" office:value-type="float" office:value="12">
            <text:p>12</text:p>
          </table:table-cell>
          <table:table-cell table:formula="of:=SUM([.B14:.Z14])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/>
          <table:table-cell table:style-name="ce17" office:value-type="float" office:value="12">
            <text:p>12</text:p>
          </table:table-cell>
          <table:table-cell/>
          <table:table-cell table:formula="of:=([.B14]+[.C14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2">
            <text:p>12</text:p>
          </table:table-cell>
          <table:table-cell table:number-columns-repeated="25"/>
          <table:table-cell/>
          <table:table-cell table:style-name="ce3" office:value-type="float" office:value="1.14">
            <text:p>1,14</text:p>
          </table:table-cell>
          <table:table-cell table:formula="of:=IF(ISNA( VLOOKUP([.AB14];[Entrada.$A$6:.$B$330];2;0))=1;0;VLOOKUP([.AB14];[Entrada.$A$6:.$B$330];2;0))" office:value-type="float" office:value="0">
            <text:p>0</text:p>
          </table:table-cell>
          <table:table-cell/>
          <table:table-cell table:style-name="ce13" office:value-type="float" office:value="13">
            <text:p>13</text:p>
          </table:table-cell>
          <table:table-cell table:formula="of:=SUM([.N$3:.N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/>
          <table:table-cell table:style-name="ce13" office:value-type="float" office:value="13">
            <text:p>13</text:p>
          </table:table-cell>
          <table:table-cell table:formula="of:=SUM([.B15:.Z15])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/>
          <table:table-cell table:style-name="ce17" office:value-type="float" office:value="13">
            <text:p>13</text:p>
          </table:table-cell>
          <table:table-cell/>
          <table:table-cell table:formula="of:=([.B15]+[.C15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3">
            <text:p>13</text:p>
          </table:table-cell>
          <table:table-cell table:number-columns-repeated="25"/>
          <table:table-cell/>
          <table:table-cell table:style-name="ce3" office:value-type="float" office:value="1.15">
            <text:p>1,15</text:p>
          </table:table-cell>
          <table:table-cell table:formula="of:=IF(ISNA( VLOOKUP([.AB15];[Entrada.$A$6:.$B$330];2;0))=1;0;VLOOKUP([.AB15];[Entrada.$A$6:.$B$330];2;0))" office:value-type="float" office:value="0">
            <text:p>0</text:p>
          </table:table-cell>
          <table:table-cell/>
          <table:table-cell table:style-name="ce13" office:value-type="float" office:value="14">
            <text:p>14</text:p>
          </table:table-cell>
          <table:table-cell table:formula="of:=SUM([.O$3:.O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/>
          <table:table-cell table:style-name="ce13" office:value-type="float" office:value="14">
            <text:p>14</text:p>
          </table:table-cell>
          <table:table-cell table:formula="of:=SUM([.B16:.Z16])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/>
          <table:table-cell table:style-name="ce17" office:value-type="float" office:value="14">
            <text:p>14</text:p>
          </table:table-cell>
          <table:table-cell/>
          <table:table-cell table:formula="of:=([.B16]+[.C16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4">
            <text:p>14</text:p>
          </table:table-cell>
          <table:table-cell table:number-columns-repeated="25"/>
          <table:table-cell/>
          <table:table-cell table:style-name="ce3" office:value-type="float" office:value="1.16">
            <text:p>1,16</text:p>
          </table:table-cell>
          <table:table-cell table:formula="of:=IF(ISNA( VLOOKUP([.AB16];[Entrada.$A$6:.$B$330];2;0))=1;0;VLOOKUP([.AB16];[Entrada.$A$6:.$B$330];2;0))" office:value-type="float" office:value="0">
            <text:p>0</text:p>
          </table:table-cell>
          <table:table-cell/>
          <table:table-cell table:style-name="ce13" office:value-type="float" office:value="15">
            <text:p>15</text:p>
          </table:table-cell>
          <table:table-cell table:formula="of:=SUM([.P$3:.P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/>
          <table:table-cell table:style-name="ce13" office:value-type="float" office:value="15">
            <text:p>15</text:p>
          </table:table-cell>
          <table:table-cell table:formula="of:=SUM([.B17:.Z17])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/>
          <table:table-cell table:style-name="ce17" office:value-type="float" office:value="15">
            <text:p>15</text:p>
          </table:table-cell>
          <table:table-cell/>
          <table:table-cell table:formula="of:=([.B17]+[.C17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5">
            <text:p>15</text:p>
          </table:table-cell>
          <table:table-cell table:number-columns-repeated="25"/>
          <table:table-cell/>
          <table:table-cell table:style-name="ce3" office:value-type="float" office:value="1.17">
            <text:p>1,17</text:p>
          </table:table-cell>
          <table:table-cell table:formula="of:=IF(ISNA( VLOOKUP([.AB17];[Entrada.$A$6:.$B$330];2;0))=1;0;VLOOKUP([.AB17];[Entrada.$A$6:.$B$330];2;0))" office:value-type="float" office:value="0">
            <text:p>0</text:p>
          </table:table-cell>
          <table:table-cell/>
          <table:table-cell table:style-name="ce13" office:value-type="float" office:value="16">
            <text:p>16</text:p>
          </table:table-cell>
          <table:table-cell table:formula="of:=SUM([.Q$3:.Q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/>
          <table:table-cell table:style-name="ce13" office:value-type="float" office:value="16">
            <text:p>16</text:p>
          </table:table-cell>
          <table:table-cell table:formula="of:=SUM([.B18:.Z18])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/>
          <table:table-cell table:style-name="ce17" office:value-type="float" office:value="16">
            <text:p>16</text:p>
          </table:table-cell>
          <table:table-cell/>
          <table:table-cell table:formula="of:=([.B18]+[.C18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6">
            <text:p>16</text:p>
          </table:table-cell>
          <table:table-cell table:number-columns-repeated="25"/>
          <table:table-cell/>
          <table:table-cell table:style-name="ce3" office:value-type="float" office:value="1.18">
            <text:p>1,18</text:p>
          </table:table-cell>
          <table:table-cell table:formula="of:=IF(ISNA( VLOOKUP([.AB18];[Entrada.$A$6:.$B$330];2;0))=1;0;VLOOKUP([.AB18];[Entrada.$A$6:.$B$330];2;0))" office:value-type="float" office:value="0">
            <text:p>0</text:p>
          </table:table-cell>
          <table:table-cell/>
          <table:table-cell table:style-name="ce13" office:value-type="float" office:value="17">
            <text:p>17</text:p>
          </table:table-cell>
          <table:table-cell table:formula="of:=SUM([.R$3:.R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/>
          <table:table-cell table:style-name="ce13" office:value-type="float" office:value="17">
            <text:p>17</text:p>
          </table:table-cell>
          <table:table-cell table:formula="of:=SUM([.B19:.Z19])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/>
          <table:table-cell table:style-name="ce17" office:value-type="float" office:value="17">
            <text:p>17</text:p>
          </table:table-cell>
          <table:table-cell/>
          <table:table-cell table:formula="of:=([.B19]+[.C19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7">
            <text:p>17</text:p>
          </table:table-cell>
          <table:table-cell table:number-columns-repeated="25"/>
          <table:table-cell/>
          <table:table-cell table:style-name="ce3" office:value-type="float" office:value="1.19">
            <text:p>1,19</text:p>
          </table:table-cell>
          <table:table-cell table:formula="of:=IF(ISNA( VLOOKUP([.AB19];[Entrada.$A$6:.$B$330];2;0))=1;0;VLOOKUP([.AB19];[Entrada.$A$6:.$B$330];2;0))" office:value-type="float" office:value="0">
            <text:p>0</text:p>
          </table:table-cell>
          <table:table-cell/>
          <table:table-cell table:style-name="ce13" office:value-type="float" office:value="18">
            <text:p>18</text:p>
          </table:table-cell>
          <table:table-cell table:formula="of:=SUM([.S$3:.S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/>
          <table:table-cell table:style-name="ce13" office:value-type="float" office:value="18">
            <text:p>18</text:p>
          </table:table-cell>
          <table:table-cell table:formula="of:=SUM([.B20:.Z20])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/>
          <table:table-cell table:style-name="ce17" office:value-type="float" office:value="18">
            <text:p>18</text:p>
          </table:table-cell>
          <table:table-cell/>
          <table:table-cell table:formula="of:=([.B20]+[.C20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8">
            <text:p>18</text:p>
          </table:table-cell>
          <table:table-cell table:number-columns-repeated="25"/>
          <table:table-cell/>
          <table:table-cell table:style-name="ce3" office:value-type="string">
            <text:p>1,20</text:p>
          </table:table-cell>
          <table:table-cell table:formula="of:=IF(ISNA( VLOOKUP([.AB20];[Entrada.$A$6:.$B$330];2;0))=1;0;VLOOKUP([.AB20];[Entrada.$A$6:.$B$330];2;0))" office:value-type="float" office:value="0">
            <text:p>0</text:p>
          </table:table-cell>
          <table:table-cell/>
          <table:table-cell table:style-name="ce13" office:value-type="float" office:value="19">
            <text:p>19</text:p>
          </table:table-cell>
          <table:table-cell table:formula="of:=SUM([.T$3:.T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/>
          <table:table-cell table:style-name="ce13" office:value-type="float" office:value="19">
            <text:p>19</text:p>
          </table:table-cell>
          <table:table-cell table:formula="of:=SUM([.B21:.Z21])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/>
          <table:table-cell table:style-name="ce17" office:value-type="float" office:value="19">
            <text:p>19</text:p>
          </table:table-cell>
          <table:table-cell/>
          <table:table-cell table:formula="of:=([.B21]+[.C21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9">
            <text:p>19</text:p>
          </table:table-cell>
          <table:table-cell table:number-columns-repeated="25"/>
          <table:table-cell/>
          <table:table-cell table:style-name="ce3" office:value-type="float" office:value="1.21">
            <text:p>1,21</text:p>
          </table:table-cell>
          <table:table-cell table:formula="of:=IF(ISNA( VLOOKUP([.AB21];[Entrada.$A$6:.$B$330];2;0))=1;0;VLOOKUP([.AB21];[Entrada.$A$6:.$B$330];2;0))" office:value-type="float" office:value="0">
            <text:p>0</text:p>
          </table:table-cell>
          <table:table-cell/>
          <table:table-cell table:style-name="ce13" office:value-type="float" office:value="20">
            <text:p>20</text:p>
          </table:table-cell>
          <table:table-cell table:formula="of:=SUM([.U$3:.U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/>
          <table:table-cell table:style-name="ce13" office:value-type="float" office:value="20">
            <text:p>20</text:p>
          </table:table-cell>
          <table:table-cell table:formula="of:=SUM([.B22:.Z22])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/>
          <table:table-cell table:style-name="ce17" office:value-type="float" office:value="20">
            <text:p>20</text:p>
          </table:table-cell>
          <table:table-cell/>
          <table:table-cell table:formula="of:=([.B22]+[.C22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0">
            <text:p>20</text:p>
          </table:table-cell>
          <table:table-cell table:number-columns-repeated="25"/>
          <table:table-cell/>
          <table:table-cell table:style-name="ce3" office:value-type="float" office:value="1.22">
            <text:p>1,22</text:p>
          </table:table-cell>
          <table:table-cell table:formula="of:=IF(ISNA( VLOOKUP([.AB22];[Entrada.$A$6:.$B$330];2;0))=1;0;VLOOKUP([.AB22];[Entrada.$A$6:.$B$330];2;0))" office:value-type="float" office:value="0">
            <text:p>0</text:p>
          </table:table-cell>
          <table:table-cell/>
          <table:table-cell table:style-name="ce13" office:value-type="float" office:value="21">
            <text:p>21</text:p>
          </table:table-cell>
          <table:table-cell table:formula="of:=SUM([.V$3:.V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/>
          <table:table-cell table:style-name="ce13" office:value-type="float" office:value="21">
            <text:p>21</text:p>
          </table:table-cell>
          <table:table-cell table:formula="of:=SUM([.B23:.Z23])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/>
          <table:table-cell table:style-name="ce17" office:value-type="float" office:value="21">
            <text:p>21</text:p>
          </table:table-cell>
          <table:table-cell/>
          <table:table-cell table:formula="of:=([.B23]+[.C23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1">
            <text:p>21</text:p>
          </table:table-cell>
          <table:table-cell table:number-columns-repeated="25"/>
          <table:table-cell/>
          <table:table-cell table:style-name="ce3" office:value-type="float" office:value="1.23">
            <text:p>1,23</text:p>
          </table:table-cell>
          <table:table-cell table:formula="of:=IF(ISNA( VLOOKUP([.AB23];[Entrada.$A$6:.$B$330];2;0))=1;0;VLOOKUP([.AB23];[Entrada.$A$6:.$B$330];2;0))" office:value-type="float" office:value="0">
            <text:p>0</text:p>
          </table:table-cell>
          <table:table-cell/>
          <table:table-cell table:style-name="ce13" office:value-type="float" office:value="22">
            <text:p>22</text:p>
          </table:table-cell>
          <table:table-cell table:formula="of:=SUM([.W$3:.W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/>
          <table:table-cell table:style-name="ce13" office:value-type="float" office:value="22">
            <text:p>22</text:p>
          </table:table-cell>
          <table:table-cell table:formula="of:=SUM([.B24:.Z24])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/>
          <table:table-cell table:style-name="ce17" office:value-type="float" office:value="22">
            <text:p>22</text:p>
          </table:table-cell>
          <table:table-cell/>
          <table:table-cell table:formula="of:=([.B24]+[.C24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2">
            <text:p>22</text:p>
          </table:table-cell>
          <table:table-cell table:number-columns-repeated="25"/>
          <table:table-cell/>
          <table:table-cell table:style-name="ce3" office:value-type="float" office:value="1.24">
            <text:p>1,24</text:p>
          </table:table-cell>
          <table:table-cell table:formula="of:=IF(ISNA( VLOOKUP([.AB24];[Entrada.$A$6:.$B$330];2;0))=1;0;VLOOKUP([.AB24];[Entrada.$A$6:.$B$330];2;0))" office:value-type="float" office:value="0">
            <text:p>0</text:p>
          </table:table-cell>
          <table:table-cell/>
          <table:table-cell table:style-name="ce13" office:value-type="float" office:value="23">
            <text:p>23</text:p>
          </table:table-cell>
          <table:table-cell table:formula="of:=SUM([.X$3:.X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/>
          <table:table-cell table:style-name="ce13" office:value-type="float" office:value="23">
            <text:p>23</text:p>
          </table:table-cell>
          <table:table-cell table:formula="of:=SUM([.B25:.Z25])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/>
          <table:table-cell table:style-name="ce17" office:value-type="float" office:value="23">
            <text:p>23</text:p>
          </table:table-cell>
          <table:table-cell/>
          <table:table-cell table:formula="of:=([.B25]+[.C25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3">
            <text:p>23</text:p>
          </table:table-cell>
          <table:table-cell table:number-columns-repeated="25"/>
          <table:table-cell/>
          <table:table-cell table:style-name="ce3" office:value-type="float" office:value="1.25">
            <text:p>1,25</text:p>
          </table:table-cell>
          <table:table-cell table:formula="of:=IF(ISNA( VLOOKUP([.AB25];[Entrada.$A$6:.$B$330];2;0))=1;0;VLOOKUP([.AB25];[Entrada.$A$6:.$B$330];2;0))" office:value-type="float" office:value="0">
            <text:p>0</text:p>
          </table:table-cell>
          <table:table-cell/>
          <table:table-cell table:style-name="ce13" office:value-type="float" office:value="24">
            <text:p>24</text:p>
          </table:table-cell>
          <table:table-cell table:formula="of:=SUM([.Y$3:.Y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/>
          <table:table-cell table:style-name="ce13" office:value-type="float" office:value="24">
            <text:p>24</text:p>
          </table:table-cell>
          <table:table-cell table:formula="of:=SUM([.B26:.Z26])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/>
          <table:table-cell table:style-name="ce17" office:value-type="float" office:value="24">
            <text:p>24</text:p>
          </table:table-cell>
          <table:table-cell/>
          <table:table-cell table:formula="of:=([.B26]+[.C26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4">
            <text:p>24</text:p>
          </table:table-cell>
          <table:table-cell table:number-columns-repeated="25"/>
          <table:table-cell/>
          <table:table-cell table:style-name="ce3" office:value-type="float" office:value="2.3">
            <text:p>2,3</text:p>
          </table:table-cell>
          <table:table-cell table:formula="of:=IF(ISNA( VLOOKUP([.AB26];[Entrada.$A$6:.$B$330];2;0))=1;0;VLOOKUP([.AB26];[Entrada.$A$6:.$B$330];2;0))" office:value-type="float" office:value="0">
            <text:p>0</text:p>
          </table:table-cell>
          <table:table-cell/>
          <table:table-cell table:style-name="ce13" office:value-type="float" office:value="25">
            <text:p>25</text:p>
          </table:table-cell>
          <table:table-cell table:formula="of:=SUM([.Z$3:.Z$27])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/>
          <table:table-cell table:formula="of:=[.B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/>
          <table:table-cell table:style-name="ce13" office:value-type="float" office:value="25">
            <text:p>25</text:p>
          </table:table-cell>
          <table:table-cell table:formula="of:=SUM([.B27:.Z27])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/>
          <table:table-cell table:style-name="ce17" office:value-type="float" office:value="25">
            <text:p>25</text:p>
          </table:table-cell>
          <table:table-cell/>
          <table:table-cell table:formula="of:=([.B27]+[.C27])*[.$AC$2]" office:value-type="float" office:value="0">
            <text:p>0</text:p>
          </table:table-cell>
          <table:table-cell table:formula="of:=[.$AC$2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5">
            <text:p>25</text:p>
          </table:table-cell>
          <table:table-cell table:number-columns-repeated="25"/>
          <table:table-cell/>
          <table:table-cell table:style-name="ce3" office:value-type="float" office:value="2.4">
            <text:p>2,4</text:p>
          </table:table-cell>
          <table:table-cell table:formula="of:=IF(ISNA( VLOOKUP([.AB27];[Entrada.$A$6:.$B$330];2;0))=1;0;VLOOKUP([.AB27];[Entrada.$A$6:.$B$330];2;0))" office:value-type="float" office:value="0">
            <text:p>0</text:p>
          </table:table-cell>
          <table:table-cell table:number-columns-repeated="5"/>
          <table:table-cell table:formula="of:=[.C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3)</text:p>
          </table:table-cell>
          <table:table-cell table:formula="of:=([.B3]+[.D3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.5">
            <text:p>2,5</text:p>
          </table:table-cell>
          <table:table-cell table:formula="of:=IF(ISNA( VLOOKUP([.AB28];[Entrada.$A$6:.$B$330];2;0))=1;0;VLOOKUP([.AB28];[Entrada.$A$6:.$B$330];2;0))" office:value-type="float" office:value="0">
            <text:p>0</text:p>
          </table:table-cell>
          <table:table-cell table:number-columns-repeated="5"/>
          <table:table-cell table:formula="of:=[.C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D4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 table:number-columns-spanned="6" table:number-rows-spanned="1">
            <text:p>Variavel de decisao (binaria): y[i] =&gt; se a cor i esta sendo usada</text:p>
          </table:table-cell>
          <table:covered-table-cell table:number-columns-repeated="5"/>
          <table:table-cell table:number-columns-repeated="21"/>
          <table:table-cell table:style-name="ce3" office:value-type="float" office:value="2.6">
            <text:p>2,6</text:p>
          </table:table-cell>
          <table:table-cell table:formula="of:=IF(ISNA( VLOOKUP([.AB29];[Entrada.$A$6:.$B$330];2;0))=1;0;VLOOKUP([.AB29];[Entrada.$A$6:.$B$330];2;0))" office:value-type="float" office:value="0">
            <text:p>0</text:p>
          </table:table-cell>
          <table:table-cell table:number-columns-repeated="5"/>
          <table:table-cell table:formula="of:=[.C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D5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4"/>
          <table:table-cell table:style-name="ce7" office:value-type="string">
            <text:p>y</text:p>
          </table:table-cell>
          <table:table-cell table:number-columns-repeated="25"/>
          <table:table-cell table:style-name="ce3" office:value-type="float" office:value="2.7">
            <text:p>2,7</text:p>
          </table:table-cell>
          <table:table-cell table:formula="of:=IF(ISNA( VLOOKUP([.AB30];[Entrada.$A$6:.$B$330];2;0))=1;0;VLOOKUP([.AB30];[Entrada.$A$6:.$B$330];2;0))" office:value-type="float" office:value="0">
            <text:p>0</text:p>
          </table:table-cell>
          <table:table-cell table:number-columns-repeated="5"/>
          <table:table-cell table:formula="of:=[.C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D6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1</text:p>
          </table:table-cell>
          <table:table-cell/>
          <table:table-cell table:number-columns-repeated="25"/>
          <table:table-cell table:style-name="ce3" office:value-type="float" office:value="2.8">
            <text:p>2,8</text:p>
          </table:table-cell>
          <table:table-cell table:formula="of:=IF(ISNA( VLOOKUP([.AB31];[Entrada.$A$6:.$B$330];2;0))=1;0;VLOOKUP([.AB31];[Entrada.$A$6:.$B$330];2;0))" office:value-type="float" office:value="0">
            <text:p>0</text:p>
          </table:table-cell>
          <table:table-cell table:number-columns-repeated="5"/>
          <table:table-cell table:formula="of:=[.C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D7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2</text:p>
          </table:table-cell>
          <table:table-cell/>
          <table:table-cell table:number-columns-repeated="25"/>
          <table:table-cell table:style-name="ce3" office:value-type="float" office:value="2.9">
            <text:p>2,9</text:p>
          </table:table-cell>
          <table:table-cell table:formula="of:=IF(ISNA( VLOOKUP([.AB32];[Entrada.$A$6:.$B$330];2;0))=1;0;VLOOKUP([.AB32];[Entrada.$A$6:.$B$330];2;0))" office:value-type="float" office:value="0">
            <text:p>0</text:p>
          </table:table-cell>
          <table:table-cell table:number-columns-repeated="5"/>
          <table:table-cell table:formula="of:=[.C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D8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3</text:p>
          </table:table-cell>
          <table:table-cell/>
          <table:table-cell table:number-columns-repeated="25"/>
          <table:table-cell table:style-name="ce3" office:value-type="string">
            <text:p>2,10</text:p>
          </table:table-cell>
          <table:table-cell table:formula="of:=IF(ISNA( VLOOKUP([.AB33];[Entrada.$A$6:.$B$330];2;0))=1;0;VLOOKUP([.AB33];[Entrada.$A$6:.$B$330];2;0))" office:value-type="float" office:value="0">
            <text:p>0</text:p>
          </table:table-cell>
          <table:table-cell table:number-columns-repeated="5"/>
          <table:table-cell table:formula="of:=[.C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D9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4</text:p>
          </table:table-cell>
          <table:table-cell/>
          <table:table-cell table:number-columns-repeated="25"/>
          <table:table-cell table:style-name="ce3" office:value-type="float" office:value="2.11">
            <text:p>2,11</text:p>
          </table:table-cell>
          <table:table-cell table:formula="of:=IF(ISNA( VLOOKUP([.AB34];[Entrada.$A$6:.$B$330];2;0))=1;0;VLOOKUP([.AB34];[Entrada.$A$6:.$B$330];2;0))" office:value-type="float" office:value="0">
            <text:p>0</text:p>
          </table:table-cell>
          <table:table-cell table:number-columns-repeated="5"/>
          <table:table-cell table:formula="of:=[.C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D10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5</text:p>
          </table:table-cell>
          <table:table-cell/>
          <table:table-cell table:number-columns-repeated="25"/>
          <table:table-cell table:style-name="ce3" office:value-type="float" office:value="2.12">
            <text:p>2,12</text:p>
          </table:table-cell>
          <table:table-cell table:formula="of:=IF(ISNA( VLOOKUP([.AB35];[Entrada.$A$6:.$B$330];2;0))=1;0;VLOOKUP([.AB35];[Entrada.$A$6:.$B$330];2;0))" office:value-type="float" office:value="0">
            <text:p>0</text:p>
          </table:table-cell>
          <table:table-cell table:number-columns-repeated="5"/>
          <table:table-cell table:formula="of:=[.C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D11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6</text:p>
          </table:table-cell>
          <table:table-cell/>
          <table:table-cell table:number-columns-repeated="25"/>
          <table:table-cell table:style-name="ce3" office:value-type="float" office:value="2.13">
            <text:p>2,13</text:p>
          </table:table-cell>
          <table:table-cell table:formula="of:=IF(ISNA( VLOOKUP([.AB36];[Entrada.$A$6:.$B$330];2;0))=1;0;VLOOKUP([.AB36];[Entrada.$A$6:.$B$330];2;0))" office:value-type="float" office:value="0">
            <text:p>0</text:p>
          </table:table-cell>
          <table:table-cell table:number-columns-repeated="5"/>
          <table:table-cell table:formula="of:=[.C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D12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7">
            <text:p>7</text:p>
          </table:table-cell>
          <table:table-cell/>
          <table:table-cell table:number-columns-repeated="25"/>
          <table:table-cell table:style-name="ce3" office:value-type="float" office:value="2.14">
            <text:p>2,14</text:p>
          </table:table-cell>
          <table:table-cell table:formula="of:=IF(ISNA( VLOOKUP([.AB37];[Entrada.$A$6:.$B$330];2;0))=1;0;VLOOKUP([.AB37];[Entrada.$A$6:.$B$330];2;0))" office:value-type="float" office:value="0">
            <text:p>0</text:p>
          </table:table-cell>
          <table:table-cell table:number-columns-repeated="5"/>
          <table:table-cell table:formula="of:=[.C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D13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8">
            <text:p>8</text:p>
          </table:table-cell>
          <table:table-cell/>
          <table:table-cell table:number-columns-repeated="25"/>
          <table:table-cell table:style-name="ce3" office:value-type="float" office:value="2.15">
            <text:p>2,15</text:p>
          </table:table-cell>
          <table:table-cell table:formula="of:=IF(ISNA( VLOOKUP([.AB38];[Entrada.$A$6:.$B$330];2;0))=1;0;VLOOKUP([.AB38];[Entrada.$A$6:.$B$330];2;0))" office:value-type="float" office:value="0">
            <text:p>0</text:p>
          </table:table-cell>
          <table:table-cell table:number-columns-repeated="5"/>
          <table:table-cell table:formula="of:=[.C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D14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9">
            <text:p>9</text:p>
          </table:table-cell>
          <table:table-cell/>
          <table:table-cell table:number-columns-repeated="25"/>
          <table:table-cell table:style-name="ce3" office:value-type="float" office:value="2.16">
            <text:p>2,16</text:p>
          </table:table-cell>
          <table:table-cell table:formula="of:=IF(ISNA( VLOOKUP([.AB39];[Entrada.$A$6:.$B$330];2;0))=1;0;VLOOKUP([.AB39];[Entrada.$A$6:.$B$330];2;0))" office:value-type="float" office:value="0">
            <text:p>0</text:p>
          </table:table-cell>
          <table:table-cell table:number-columns-repeated="5"/>
          <table:table-cell table:formula="of:=[.C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D15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0">
            <text:p>10</text:p>
          </table:table-cell>
          <table:table-cell/>
          <table:table-cell table:number-columns-repeated="25"/>
          <table:table-cell table:style-name="ce3" office:value-type="float" office:value="2.17">
            <text:p>2,17</text:p>
          </table:table-cell>
          <table:table-cell table:formula="of:=IF(ISNA( VLOOKUP([.AB40];[Entrada.$A$6:.$B$330];2;0))=1;0;VLOOKUP([.AB40];[Entrada.$A$6:.$B$330];2;0))" office:value-type="float" office:value="0">
            <text:p>0</text:p>
          </table:table-cell>
          <table:table-cell table:number-columns-repeated="5"/>
          <table:table-cell table:formula="of:=[.C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D16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1">
            <text:p>11</text:p>
          </table:table-cell>
          <table:table-cell/>
          <table:table-cell table:number-columns-repeated="25"/>
          <table:table-cell table:style-name="ce3" office:value-type="float" office:value="2.18">
            <text:p>2,18</text:p>
          </table:table-cell>
          <table:table-cell table:formula="of:=IF(ISNA( VLOOKUP([.AB41];[Entrada.$A$6:.$B$330];2;0))=1;0;VLOOKUP([.AB41];[Entrada.$A$6:.$B$330];2;0))" office:value-type="float" office:value="0">
            <text:p>0</text:p>
          </table:table-cell>
          <table:table-cell table:number-columns-repeated="5"/>
          <table:table-cell table:formula="of:=[.C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D17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2">
            <text:p>12</text:p>
          </table:table-cell>
          <table:table-cell/>
          <table:table-cell table:number-columns-repeated="25"/>
          <table:table-cell table:style-name="ce3" office:value-type="float" office:value="2.19">
            <text:p>2,19</text:p>
          </table:table-cell>
          <table:table-cell table:formula="of:=IF(ISNA( VLOOKUP([.AB42];[Entrada.$A$6:.$B$330];2;0))=1;0;VLOOKUP([.AB42];[Entrada.$A$6:.$B$330];2;0))" office:value-type="float" office:value="0">
            <text:p>0</text:p>
          </table:table-cell>
          <table:table-cell table:number-columns-repeated="5"/>
          <table:table-cell table:formula="of:=[.C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D18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3">
            <text:p>13</text:p>
          </table:table-cell>
          <table:table-cell/>
          <table:table-cell table:number-columns-repeated="25"/>
          <table:table-cell table:style-name="ce3" office:value-type="string">
            <text:p>2,20</text:p>
          </table:table-cell>
          <table:table-cell table:formula="of:=IF(ISNA( VLOOKUP([.AB43];[Entrada.$A$6:.$B$330];2;0))=1;0;VLOOKUP([.AB43];[Entrada.$A$6:.$B$330];2;0))" office:value-type="float" office:value="0">
            <text:p>0</text:p>
          </table:table-cell>
          <table:table-cell table:number-columns-repeated="5"/>
          <table:table-cell table:formula="of:=[.C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D19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4">
            <text:p>14</text:p>
          </table:table-cell>
          <table:table-cell/>
          <table:table-cell table:number-columns-repeated="25"/>
          <table:table-cell table:style-name="ce3" office:value-type="float" office:value="2.21">
            <text:p>2,21</text:p>
          </table:table-cell>
          <table:table-cell table:formula="of:=IF(ISNA( VLOOKUP([.AB44];[Entrada.$A$6:.$B$330];2;0))=1;0;VLOOKUP([.AB44];[Entrada.$A$6:.$B$330];2;0))" office:value-type="float" office:value="0">
            <text:p>0</text:p>
          </table:table-cell>
          <table:table-cell table:number-columns-repeated="5"/>
          <table:table-cell table:formula="of:=[.C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D20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5">
            <text:p>15</text:p>
          </table:table-cell>
          <table:table-cell/>
          <table:table-cell table:number-columns-repeated="25"/>
          <table:table-cell table:style-name="ce3" office:value-type="float" office:value="2.22">
            <text:p>2,22</text:p>
          </table:table-cell>
          <table:table-cell table:formula="of:=IF(ISNA( VLOOKUP([.AB45];[Entrada.$A$6:.$B$330];2;0))=1;0;VLOOKUP([.AB45];[Entrada.$A$6:.$B$330];2;0))" office:value-type="float" office:value="0">
            <text:p>0</text:p>
          </table:table-cell>
          <table:table-cell table:number-columns-repeated="5"/>
          <table:table-cell table:formula="of:=[.C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D21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6">
            <text:p>16</text:p>
          </table:table-cell>
          <table:table-cell/>
          <table:table-cell table:number-columns-repeated="25"/>
          <table:table-cell table:style-name="ce3" office:value-type="float" office:value="2.23">
            <text:p>2,23</text:p>
          </table:table-cell>
          <table:table-cell table:formula="of:=IF(ISNA( VLOOKUP([.AB46];[Entrada.$A$6:.$B$330];2;0))=1;0;VLOOKUP([.AB46];[Entrada.$A$6:.$B$330];2;0))" office:value-type="float" office:value="0">
            <text:p>0</text:p>
          </table:table-cell>
          <table:table-cell table:number-columns-repeated="5"/>
          <table:table-cell table:formula="of:=[.C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D22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7">
            <text:p>17</text:p>
          </table:table-cell>
          <table:table-cell/>
          <table:table-cell table:number-columns-repeated="25"/>
          <table:table-cell table:style-name="ce3" office:value-type="float" office:value="2.24">
            <text:p>2,24</text:p>
          </table:table-cell>
          <table:table-cell table:formula="of:=IF(ISNA( VLOOKUP([.AB47];[Entrada.$A$6:.$B$330];2;0))=1;0;VLOOKUP([.AB47];[Entrada.$A$6:.$B$330];2;0))" office:value-type="float" office:value="0">
            <text:p>0</text:p>
          </table:table-cell>
          <table:table-cell table:number-columns-repeated="5"/>
          <table:table-cell table:formula="of:=[.C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D23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8">
            <text:p>18</text:p>
          </table:table-cell>
          <table:table-cell/>
          <table:table-cell table:number-columns-repeated="25"/>
          <table:table-cell table:style-name="ce3" office:value-type="float" office:value="2.25">
            <text:p>2,25</text:p>
          </table:table-cell>
          <table:table-cell table:formula="of:=IF(ISNA( VLOOKUP([.AB48];[Entrada.$A$6:.$B$330];2;0))=1;0;VLOOKUP([.AB48];[Entrada.$A$6:.$B$330];2;0))" office:value-type="float" office:value="0">
            <text:p>0</text:p>
          </table:table-cell>
          <table:table-cell table:number-columns-repeated="5"/>
          <table:table-cell table:formula="of:=[.C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D24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19">
            <text:p>19</text:p>
          </table:table-cell>
          <table:table-cell/>
          <table:table-cell table:number-columns-repeated="25"/>
          <table:table-cell table:style-name="ce3" office:value-type="float" office:value="3.4">
            <text:p>3,4</text:p>
          </table:table-cell>
          <table:table-cell table:formula="of:=IF(ISNA( VLOOKUP([.AB49];[Entrada.$A$6:.$B$330];2;0))=1;0;VLOOKUP([.AB49];[Entrada.$A$6:.$B$330];2;0))" office:value-type="float" office:value="0">
            <text:p>0</text:p>
          </table:table-cell>
          <table:table-cell table:number-columns-repeated="5"/>
          <table:table-cell table:formula="of:=[.C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D25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0">
            <text:p>20</text:p>
          </table:table-cell>
          <table:table-cell/>
          <table:table-cell table:number-columns-repeated="25"/>
          <table:table-cell table:style-name="ce3" office:value-type="float" office:value="3.5">
            <text:p>3,5</text:p>
          </table:table-cell>
          <table:table-cell table:formula="of:=IF(ISNA( VLOOKUP([.AB50];[Entrada.$A$6:.$B$330];2;0))=1;0;VLOOKUP([.AB50];[Entrada.$A$6:.$B$330];2;0))" office:value-type="float" office:value="0">
            <text:p>0</text:p>
          </table:table-cell>
          <table:table-cell table:number-columns-repeated="5"/>
          <table:table-cell table:formula="of:=[.C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D26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1">
            <text:p>21</text:p>
          </table:table-cell>
          <table:table-cell/>
          <table:table-cell table:number-columns-repeated="25"/>
          <table:table-cell table:style-name="ce3" office:value-type="float" office:value="3.6">
            <text:p>3,6</text:p>
          </table:table-cell>
          <table:table-cell table:formula="of:=IF(ISNA( VLOOKUP([.AB51];[Entrada.$A$6:.$B$330];2;0))=1;0;VLOOKUP([.AB51];[Entrada.$A$6:.$B$330];2;0))" office:value-type="float" office:value="0">
            <text:p>0</text:p>
          </table:table-cell>
          <table:table-cell table:number-columns-repeated="5"/>
          <table:table-cell table:formula="of:=[.C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D27])*[.$AC$3]" office:value-type="float" office:value="0">
            <text:p>0</text:p>
          </table:table-cell>
          <table:table-cell table:formula="of:=[.$AC$3]" office:value-type="float" office:value="1">
            <text:p>1</text:p>
          </table:table-cell>
          <table:table-cell/>
        </table:table-row>
        <table:table-row table:style-name="ro1">
          <table:table-cell table:style-name="ce6" office:value-type="float" office:value="22">
            <text:p>22</text:p>
          </table:table-cell>
          <table:table-cell/>
          <table:table-cell table:number-columns-repeated="25"/>
          <table:table-cell table:style-name="ce3" office:value-type="float" office:value="3.7">
            <text:p>3,7</text:p>
          </table:table-cell>
          <table:table-cell table:formula="of:=IF(ISNA( VLOOKUP([.AB52];[Entrada.$A$6:.$B$330];2;0))=1;0;VLOOKUP([.AB52];[Entrada.$A$6:.$B$330];2;0))" office:value-type="float" office:value="0">
            <text:p>0</text:p>
          </table:table-cell>
          <table:table-cell table:number-columns-repeated="5"/>
          <table:table-cell table:formula="of:=[.D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4)</text:p>
          </table:table-cell>
          <table:table-cell table:formula="of:=([.B3]+[.E3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style-name="ce6" office:value-type="float" office:value="23">
            <text:p>23</text:p>
          </table:table-cell>
          <table:table-cell/>
          <table:table-cell table:number-columns-repeated="25"/>
          <table:table-cell table:style-name="ce3" office:value-type="float" office:value="3.8">
            <text:p>3,8</text:p>
          </table:table-cell>
          <table:table-cell table:formula="of:=IF(ISNA( VLOOKUP([.AB53];[Entrada.$A$6:.$B$330];2;0))=1;0;VLOOKUP([.AB53];[Entrada.$A$6:.$B$330];2;0))" office:value-type="float" office:value="0">
            <text:p>0</text:p>
          </table:table-cell>
          <table:table-cell table:number-columns-repeated="5"/>
          <table:table-cell table:formula="of:=[.D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E4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style-name="ce6" office:value-type="float" office:value="24">
            <text:p>24</text:p>
          </table:table-cell>
          <table:table-cell/>
          <table:table-cell table:number-columns-repeated="25"/>
          <table:table-cell table:style-name="ce3" office:value-type="float" office:value="3.9">
            <text:p>3,9</text:p>
          </table:table-cell>
          <table:table-cell table:formula="of:=IF(ISNA( VLOOKUP([.AB54];[Entrada.$A$6:.$B$330];2;0))=1;0;VLOOKUP([.AB54];[Entrada.$A$6:.$B$330];2;0))" office:value-type="float" office:value="0">
            <text:p>0</text:p>
          </table:table-cell>
          <table:table-cell table:number-columns-repeated="5"/>
          <table:table-cell table:formula="of:=[.D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E5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style-name="ce6" office:value-type="float" office:value="25">
            <text:p>25</text:p>
          </table:table-cell>
          <table:table-cell/>
          <table:table-cell table:number-columns-repeated="25"/>
          <table:table-cell table:style-name="ce3" office:value-type="string">
            <text:p>3,10</text:p>
          </table:table-cell>
          <table:table-cell table:formula="of:=IF(ISNA( VLOOKUP([.AB55];[Entrada.$A$6:.$B$330];2;0))=1;0;VLOOKUP([.AB55];[Entrada.$A$6:.$B$330];2;0))" office:value-type="float" office:value="0">
            <text:p>0</text:p>
          </table:table-cell>
          <table:table-cell table:number-columns-repeated="5"/>
          <table:table-cell table:formula="of:=[.D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E6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1">
            <text:p>3,11</text:p>
          </table:table-cell>
          <table:table-cell table:formula="of:=IF(ISNA( VLOOKUP([.AB56];[Entrada.$A$6:.$B$330];2;0))=1;0;VLOOKUP([.AB56];[Entrada.$A$6:.$B$330];2;0))" office:value-type="float" office:value="0">
            <text:p>0</text:p>
          </table:table-cell>
          <table:table-cell table:number-columns-repeated="5"/>
          <table:table-cell table:formula="of:=[.D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E7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2">
            <text:p>3,12</text:p>
          </table:table-cell>
          <table:table-cell table:formula="of:=IF(ISNA( VLOOKUP([.AB57];[Entrada.$A$6:.$B$330];2;0))=1;0;VLOOKUP([.AB57];[Entrada.$A$6:.$B$330];2;0))" office:value-type="float" office:value="0">
            <text:p>0</text:p>
          </table:table-cell>
          <table:table-cell table:number-columns-repeated="5"/>
          <table:table-cell table:formula="of:=[.D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E8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3">
            <text:p>3,13</text:p>
          </table:table-cell>
          <table:table-cell table:formula="of:=IF(ISNA( VLOOKUP([.AB58];[Entrada.$A$6:.$B$330];2;0))=1;0;VLOOKUP([.AB58];[Entrada.$A$6:.$B$330];2;0))" office:value-type="float" office:value="0">
            <text:p>0</text:p>
          </table:table-cell>
          <table:table-cell table:number-columns-repeated="5"/>
          <table:table-cell table:formula="of:=[.D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E9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4">
            <text:p>3,14</text:p>
          </table:table-cell>
          <table:table-cell table:formula="of:=IF(ISNA( VLOOKUP([.AB59];[Entrada.$A$6:.$B$330];2;0))=1;0;VLOOKUP([.AB59];[Entrada.$A$6:.$B$330];2;0))" office:value-type="float" office:value="0">
            <text:p>0</text:p>
          </table:table-cell>
          <table:table-cell table:number-columns-repeated="5"/>
          <table:table-cell table:formula="of:=[.D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E10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5">
            <text:p>3,15</text:p>
          </table:table-cell>
          <table:table-cell table:formula="of:=IF(ISNA( VLOOKUP([.AB60];[Entrada.$A$6:.$B$330];2;0))=1;0;VLOOKUP([.AB60];[Entrada.$A$6:.$B$330];2;0))" office:value-type="float" office:value="0">
            <text:p>0</text:p>
          </table:table-cell>
          <table:table-cell table:number-columns-repeated="5"/>
          <table:table-cell table:formula="of:=[.D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E11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6">
            <text:p>3,16</text:p>
          </table:table-cell>
          <table:table-cell table:formula="of:=IF(ISNA( VLOOKUP([.AB61];[Entrada.$A$6:.$B$330];2;0))=1;0;VLOOKUP([.AB61];[Entrada.$A$6:.$B$330];2;0))" office:value-type="float" office:value="0">
            <text:p>0</text:p>
          </table:table-cell>
          <table:table-cell table:number-columns-repeated="5"/>
          <table:table-cell table:formula="of:=[.D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E12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7">
            <text:p>3,17</text:p>
          </table:table-cell>
          <table:table-cell table:formula="of:=IF(ISNA( VLOOKUP([.AB62];[Entrada.$A$6:.$B$330];2;0))=1;0;VLOOKUP([.AB62];[Entrada.$A$6:.$B$330];2;0))" office:value-type="float" office:value="0">
            <text:p>0</text:p>
          </table:table-cell>
          <table:table-cell table:number-columns-repeated="5"/>
          <table:table-cell table:formula="of:=[.D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E13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8">
            <text:p>3,18</text:p>
          </table:table-cell>
          <table:table-cell table:formula="of:=IF(ISNA( VLOOKUP([.AB63];[Entrada.$A$6:.$B$330];2;0))=1;0;VLOOKUP([.AB63];[Entrada.$A$6:.$B$330];2;0))" office:value-type="float" office:value="0">
            <text:p>0</text:p>
          </table:table-cell>
          <table:table-cell table:number-columns-repeated="5"/>
          <table:table-cell table:formula="of:=[.D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E14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19">
            <text:p>3,19</text:p>
          </table:table-cell>
          <table:table-cell table:formula="of:=IF(ISNA( VLOOKUP([.AB64];[Entrada.$A$6:.$B$330];2;0))=1;0;VLOOKUP([.AB64];[Entrada.$A$6:.$B$330];2;0))" office:value-type="float" office:value="0">
            <text:p>0</text:p>
          </table:table-cell>
          <table:table-cell table:number-columns-repeated="5"/>
          <table:table-cell table:formula="of:=[.D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E15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3,20</text:p>
          </table:table-cell>
          <table:table-cell table:formula="of:=IF(ISNA( VLOOKUP([.AB65];[Entrada.$A$6:.$B$330];2;0))=1;0;VLOOKUP([.AB65];[Entrada.$A$6:.$B$330];2;0))" office:value-type="float" office:value="0">
            <text:p>0</text:p>
          </table:table-cell>
          <table:table-cell table:number-columns-repeated="5"/>
          <table:table-cell table:formula="of:=[.D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E16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21">
            <text:p>3,21</text:p>
          </table:table-cell>
          <table:table-cell table:formula="of:=IF(ISNA( VLOOKUP([.AB66];[Entrada.$A$6:.$B$330];2;0))=1;0;VLOOKUP([.AB66];[Entrada.$A$6:.$B$330];2;0))" office:value-type="float" office:value="0">
            <text:p>0</text:p>
          </table:table-cell>
          <table:table-cell table:number-columns-repeated="5"/>
          <table:table-cell table:formula="of:=[.D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E17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22">
            <text:p>3,22</text:p>
          </table:table-cell>
          <table:table-cell table:formula="of:=IF(ISNA( VLOOKUP([.AB67];[Entrada.$A$6:.$B$330];2;0))=1;0;VLOOKUP([.AB67];[Entrada.$A$6:.$B$330];2;0))" office:value-type="float" office:value="0">
            <text:p>0</text:p>
          </table:table-cell>
          <table:table-cell table:number-columns-repeated="5"/>
          <table:table-cell table:formula="of:=[.D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E18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23">
            <text:p>3,23</text:p>
          </table:table-cell>
          <table:table-cell table:formula="of:=IF(ISNA( VLOOKUP([.AB68];[Entrada.$A$6:.$B$330];2;0))=1;0;VLOOKUP([.AB68];[Entrada.$A$6:.$B$330];2;0))" office:value-type="float" office:value="0">
            <text:p>0</text:p>
          </table:table-cell>
          <table:table-cell table:number-columns-repeated="5"/>
          <table:table-cell table:formula="of:=[.D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E19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24">
            <text:p>3,24</text:p>
          </table:table-cell>
          <table:table-cell table:formula="of:=IF(ISNA( VLOOKUP([.AB69];[Entrada.$A$6:.$B$330];2;0))=1;0;VLOOKUP([.AB69];[Entrada.$A$6:.$B$330];2;0))" office:value-type="float" office:value="0">
            <text:p>0</text:p>
          </table:table-cell>
          <table:table-cell table:number-columns-repeated="5"/>
          <table:table-cell table:formula="of:=[.D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E20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3.25">
            <text:p>3,25</text:p>
          </table:table-cell>
          <table:table-cell table:formula="of:=IF(ISNA( VLOOKUP([.AB70];[Entrada.$A$6:.$B$330];2;0))=1;0;VLOOKUP([.AB70];[Entrada.$A$6:.$B$330];2;0))" office:value-type="float" office:value="0">
            <text:p>0</text:p>
          </table:table-cell>
          <table:table-cell table:number-columns-repeated="5"/>
          <table:table-cell table:formula="of:=[.D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E21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5">
            <text:p>4,5</text:p>
          </table:table-cell>
          <table:table-cell table:formula="of:=IF(ISNA( VLOOKUP([.AB71];[Entrada.$A$6:.$B$330];2;0))=1;0;VLOOKUP([.AB71];[Entrada.$A$6:.$B$330];2;0))" office:value-type="float" office:value="0">
            <text:p>0</text:p>
          </table:table-cell>
          <table:table-cell table:number-columns-repeated="5"/>
          <table:table-cell table:formula="of:=[.D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E22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6">
            <text:p>4,6</text:p>
          </table:table-cell>
          <table:table-cell table:formula="of:=IF(ISNA( VLOOKUP([.AB72];[Entrada.$A$6:.$B$330];2;0))=1;0;VLOOKUP([.AB72];[Entrada.$A$6:.$B$330];2;0))" office:value-type="float" office:value="0">
            <text:p>0</text:p>
          </table:table-cell>
          <table:table-cell table:number-columns-repeated="5"/>
          <table:table-cell table:formula="of:=[.D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E23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7">
            <text:p>4,7</text:p>
          </table:table-cell>
          <table:table-cell table:formula="of:=IF(ISNA( VLOOKUP([.AB73];[Entrada.$A$6:.$B$330];2;0))=1;0;VLOOKUP([.AB73];[Entrada.$A$6:.$B$330];2;0))" office:value-type="float" office:value="0">
            <text:p>0</text:p>
          </table:table-cell>
          <table:table-cell table:number-columns-repeated="5"/>
          <table:table-cell table:formula="of:=[.D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E24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8">
            <text:p>4,8</text:p>
          </table:table-cell>
          <table:table-cell table:formula="of:=IF(ISNA( VLOOKUP([.AB74];[Entrada.$A$6:.$B$330];2;0))=1;0;VLOOKUP([.AB74];[Entrada.$A$6:.$B$330];2;0))" office:value-type="float" office:value="0">
            <text:p>0</text:p>
          </table:table-cell>
          <table:table-cell table:number-columns-repeated="5"/>
          <table:table-cell table:formula="of:=[.D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E25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9">
            <text:p>4,9</text:p>
          </table:table-cell>
          <table:table-cell table:formula="of:=IF(ISNA( VLOOKUP([.AB75];[Entrada.$A$6:.$B$330];2;0))=1;0;VLOOKUP([.AB75];[Entrada.$A$6:.$B$330];2;0))" office:value-type="float" office:value="0">
            <text:p>0</text:p>
          </table:table-cell>
          <table:table-cell table:number-columns-repeated="5"/>
          <table:table-cell table:formula="of:=[.D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E26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4,10</text:p>
          </table:table-cell>
          <table:table-cell table:formula="of:=IF(ISNA( VLOOKUP([.AB76];[Entrada.$A$6:.$B$330];2;0))=1;0;VLOOKUP([.AB76];[Entrada.$A$6:.$B$330];2;0))" office:value-type="float" office:value="0">
            <text:p>0</text:p>
          </table:table-cell>
          <table:table-cell table:number-columns-repeated="5"/>
          <table:table-cell table:formula="of:=[.D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E27])*[.$AC$4]" office:value-type="float" office:value="0">
            <text:p>0</text:p>
          </table:table-cell>
          <table:table-cell table:formula="of:=[.$AC$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1">
            <text:p>4,11</text:p>
          </table:table-cell>
          <table:table-cell table:formula="of:=IF(ISNA( VLOOKUP([.AB77];[Entrada.$A$6:.$B$330];2;0))=1;0;VLOOKUP([.AB77];[Entrada.$A$6:.$B$330];2;0))" office:value-type="float" office:value="0">
            <text:p>0</text:p>
          </table:table-cell>
          <table:table-cell table:number-columns-repeated="5"/>
          <table:table-cell table:formula="of:=[.E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5)</text:p>
          </table:table-cell>
          <table:table-cell table:formula="of:=([.B3]+[.F3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2">
            <text:p>4,12</text:p>
          </table:table-cell>
          <table:table-cell table:formula="of:=IF(ISNA( VLOOKUP([.AB78];[Entrada.$A$6:.$B$330];2;0))=1;0;VLOOKUP([.AB78];[Entrada.$A$6:.$B$330];2;0))" office:value-type="float" office:value="0">
            <text:p>0</text:p>
          </table:table-cell>
          <table:table-cell table:number-columns-repeated="5"/>
          <table:table-cell table:formula="of:=[.E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F4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3">
            <text:p>4,13</text:p>
          </table:table-cell>
          <table:table-cell table:formula="of:=IF(ISNA( VLOOKUP([.AB79];[Entrada.$A$6:.$B$330];2;0))=1;0;VLOOKUP([.AB79];[Entrada.$A$6:.$B$330];2;0))" office:value-type="float" office:value="0">
            <text:p>0</text:p>
          </table:table-cell>
          <table:table-cell table:number-columns-repeated="5"/>
          <table:table-cell table:formula="of:=[.E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F5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4">
            <text:p>4,14</text:p>
          </table:table-cell>
          <table:table-cell table:formula="of:=IF(ISNA( VLOOKUP([.AB80];[Entrada.$A$6:.$B$330];2;0))=1;0;VLOOKUP([.AB80];[Entrada.$A$6:.$B$330];2;0))" office:value-type="float" office:value="0">
            <text:p>0</text:p>
          </table:table-cell>
          <table:table-cell table:number-columns-repeated="5"/>
          <table:table-cell table:formula="of:=[.E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F6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5">
            <text:p>4,15</text:p>
          </table:table-cell>
          <table:table-cell table:formula="of:=IF(ISNA( VLOOKUP([.AB81];[Entrada.$A$6:.$B$330];2;0))=1;0;VLOOKUP([.AB81];[Entrada.$A$6:.$B$330];2;0))" office:value-type="float" office:value="0">
            <text:p>0</text:p>
          </table:table-cell>
          <table:table-cell table:number-columns-repeated="5"/>
          <table:table-cell table:formula="of:=[.E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F7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6">
            <text:p>4,16</text:p>
          </table:table-cell>
          <table:table-cell table:formula="of:=IF(ISNA( VLOOKUP([.AB82];[Entrada.$A$6:.$B$330];2;0))=1;0;VLOOKUP([.AB82];[Entrada.$A$6:.$B$330];2;0))" office:value-type="float" office:value="0">
            <text:p>0</text:p>
          </table:table-cell>
          <table:table-cell table:number-columns-repeated="5"/>
          <table:table-cell table:formula="of:=[.E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F8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7">
            <text:p>4,17</text:p>
          </table:table-cell>
          <table:table-cell table:formula="of:=IF(ISNA( VLOOKUP([.AB83];[Entrada.$A$6:.$B$330];2;0))=1;0;VLOOKUP([.AB83];[Entrada.$A$6:.$B$330];2;0))" office:value-type="float" office:value="0">
            <text:p>0</text:p>
          </table:table-cell>
          <table:table-cell table:number-columns-repeated="5"/>
          <table:table-cell table:formula="of:=[.E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F9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8">
            <text:p>4,18</text:p>
          </table:table-cell>
          <table:table-cell table:formula="of:=IF(ISNA( VLOOKUP([.AB84];[Entrada.$A$6:.$B$330];2;0))=1;0;VLOOKUP([.AB84];[Entrada.$A$6:.$B$330];2;0))" office:value-type="float" office:value="0">
            <text:p>0</text:p>
          </table:table-cell>
          <table:table-cell table:number-columns-repeated="5"/>
          <table:table-cell table:formula="of:=[.E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F10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19">
            <text:p>4,19</text:p>
          </table:table-cell>
          <table:table-cell table:formula="of:=IF(ISNA( VLOOKUP([.AB85];[Entrada.$A$6:.$B$330];2;0))=1;0;VLOOKUP([.AB85];[Entrada.$A$6:.$B$330];2;0))" office:value-type="float" office:value="0">
            <text:p>0</text:p>
          </table:table-cell>
          <table:table-cell table:number-columns-repeated="5"/>
          <table:table-cell table:formula="of:=[.E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F11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4,20</text:p>
          </table:table-cell>
          <table:table-cell table:formula="of:=IF(ISNA( VLOOKUP([.AB86];[Entrada.$A$6:.$B$330];2;0))=1;0;VLOOKUP([.AB86];[Entrada.$A$6:.$B$330];2;0))" office:value-type="float" office:value="0">
            <text:p>0</text:p>
          </table:table-cell>
          <table:table-cell table:number-columns-repeated="5"/>
          <table:table-cell table:formula="of:=[.E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F12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21">
            <text:p>4,21</text:p>
          </table:table-cell>
          <table:table-cell table:formula="of:=IF(ISNA( VLOOKUP([.AB87];[Entrada.$A$6:.$B$330];2;0))=1;0;VLOOKUP([.AB87];[Entrada.$A$6:.$B$330];2;0))" office:value-type="float" office:value="0">
            <text:p>0</text:p>
          </table:table-cell>
          <table:table-cell table:number-columns-repeated="5"/>
          <table:table-cell table:formula="of:=[.E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F13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22">
            <text:p>4,22</text:p>
          </table:table-cell>
          <table:table-cell table:formula="of:=IF(ISNA( VLOOKUP([.AB88];[Entrada.$A$6:.$B$330];2;0))=1;0;VLOOKUP([.AB88];[Entrada.$A$6:.$B$330];2;0))" office:value-type="float" office:value="0">
            <text:p>0</text:p>
          </table:table-cell>
          <table:table-cell table:number-columns-repeated="5"/>
          <table:table-cell table:formula="of:=[.E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F14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23">
            <text:p>4,23</text:p>
          </table:table-cell>
          <table:table-cell table:formula="of:=IF(ISNA( VLOOKUP([.AB89];[Entrada.$A$6:.$B$330];2;0))=1;0;VLOOKUP([.AB89];[Entrada.$A$6:.$B$330];2;0))" office:value-type="float" office:value="0">
            <text:p>0</text:p>
          </table:table-cell>
          <table:table-cell table:number-columns-repeated="5"/>
          <table:table-cell table:formula="of:=[.E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F15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24">
            <text:p>4,24</text:p>
          </table:table-cell>
          <table:table-cell table:formula="of:=IF(ISNA( VLOOKUP([.AB90];[Entrada.$A$6:.$B$330];2;0))=1;0;VLOOKUP([.AB90];[Entrada.$A$6:.$B$330];2;0))" office:value-type="float" office:value="0">
            <text:p>0</text:p>
          </table:table-cell>
          <table:table-cell table:number-columns-repeated="5"/>
          <table:table-cell table:formula="of:=[.E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F16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4.25">
            <text:p>4,25</text:p>
          </table:table-cell>
          <table:table-cell table:formula="of:=IF(ISNA( VLOOKUP([.AB91];[Entrada.$A$6:.$B$330];2;0))=1;0;VLOOKUP([.AB91];[Entrada.$A$6:.$B$330];2;0))" office:value-type="float" office:value="0">
            <text:p>0</text:p>
          </table:table-cell>
          <table:table-cell table:number-columns-repeated="5"/>
          <table:table-cell table:formula="of:=[.E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F17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6">
            <text:p>5,6</text:p>
          </table:table-cell>
          <table:table-cell table:formula="of:=IF(ISNA( VLOOKUP([.AB92];[Entrada.$A$6:.$B$330];2;0))=1;0;VLOOKUP([.AB92];[Entrada.$A$6:.$B$330];2;0))" office:value-type="float" office:value="0">
            <text:p>0</text:p>
          </table:table-cell>
          <table:table-cell table:number-columns-repeated="5"/>
          <table:table-cell table:formula="of:=[.E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F18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7">
            <text:p>5,7</text:p>
          </table:table-cell>
          <table:table-cell table:formula="of:=IF(ISNA( VLOOKUP([.AB93];[Entrada.$A$6:.$B$330];2;0))=1;0;VLOOKUP([.AB93];[Entrada.$A$6:.$B$330];2;0))" office:value-type="float" office:value="0">
            <text:p>0</text:p>
          </table:table-cell>
          <table:table-cell table:number-columns-repeated="5"/>
          <table:table-cell table:formula="of:=[.E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F19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8">
            <text:p>5,8</text:p>
          </table:table-cell>
          <table:table-cell table:formula="of:=IF(ISNA( VLOOKUP([.AB94];[Entrada.$A$6:.$B$330];2;0))=1;0;VLOOKUP([.AB94];[Entrada.$A$6:.$B$330];2;0))" office:value-type="float" office:value="0">
            <text:p>0</text:p>
          </table:table-cell>
          <table:table-cell table:number-columns-repeated="5"/>
          <table:table-cell table:formula="of:=[.E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F20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9">
            <text:p>5,9</text:p>
          </table:table-cell>
          <table:table-cell table:formula="of:=IF(ISNA( VLOOKUP([.AB95];[Entrada.$A$6:.$B$330];2;0))=1;0;VLOOKUP([.AB95];[Entrada.$A$6:.$B$330];2;0))" office:value-type="float" office:value="0">
            <text:p>0</text:p>
          </table:table-cell>
          <table:table-cell table:number-columns-repeated="5"/>
          <table:table-cell table:formula="of:=[.E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F21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5,10</text:p>
          </table:table-cell>
          <table:table-cell table:formula="of:=IF(ISNA( VLOOKUP([.AB96];[Entrada.$A$6:.$B$330];2;0))=1;0;VLOOKUP([.AB96];[Entrada.$A$6:.$B$330];2;0))" office:value-type="float" office:value="0">
            <text:p>0</text:p>
          </table:table-cell>
          <table:table-cell table:number-columns-repeated="5"/>
          <table:table-cell table:formula="of:=[.E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F22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1">
            <text:p>5,11</text:p>
          </table:table-cell>
          <table:table-cell table:formula="of:=IF(ISNA( VLOOKUP([.AB97];[Entrada.$A$6:.$B$330];2;0))=1;0;VLOOKUP([.AB97];[Entrada.$A$6:.$B$330];2;0))" office:value-type="float" office:value="0">
            <text:p>0</text:p>
          </table:table-cell>
          <table:table-cell table:number-columns-repeated="5"/>
          <table:table-cell table:formula="of:=[.E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F23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2">
            <text:p>5,12</text:p>
          </table:table-cell>
          <table:table-cell table:formula="of:=IF(ISNA( VLOOKUP([.AB98];[Entrada.$A$6:.$B$330];2;0))=1;0;VLOOKUP([.AB98];[Entrada.$A$6:.$B$330];2;0))" office:value-type="float" office:value="0">
            <text:p>0</text:p>
          </table:table-cell>
          <table:table-cell table:number-columns-repeated="5"/>
          <table:table-cell table:formula="of:=[.E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F24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3">
            <text:p>5,13</text:p>
          </table:table-cell>
          <table:table-cell table:formula="of:=IF(ISNA( VLOOKUP([.AB99];[Entrada.$A$6:.$B$330];2;0))=1;0;VLOOKUP([.AB99];[Entrada.$A$6:.$B$330];2;0))" office:value-type="float" office:value="0">
            <text:p>0</text:p>
          </table:table-cell>
          <table:table-cell table:number-columns-repeated="5"/>
          <table:table-cell table:formula="of:=[.E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F25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4">
            <text:p>5,14</text:p>
          </table:table-cell>
          <table:table-cell table:formula="of:=IF(ISNA( VLOOKUP([.AB100];[Entrada.$A$6:.$B$330];2;0))=1;0;VLOOKUP([.AB100];[Entrada.$A$6:.$B$330];2;0))" office:value-type="float" office:value="0">
            <text:p>0</text:p>
          </table:table-cell>
          <table:table-cell table:number-columns-repeated="5"/>
          <table:table-cell table:formula="of:=[.E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F26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5">
            <text:p>5,15</text:p>
          </table:table-cell>
          <table:table-cell table:formula="of:=IF(ISNA( VLOOKUP([.AB101];[Entrada.$A$6:.$B$330];2;0))=1;0;VLOOKUP([.AB101];[Entrada.$A$6:.$B$330];2;0))" office:value-type="float" office:value="0">
            <text:p>0</text:p>
          </table:table-cell>
          <table:table-cell table:number-columns-repeated="5"/>
          <table:table-cell table:formula="of:=[.E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F27])*[.$AC$5]" office:value-type="float" office:value="0">
            <text:p>0</text:p>
          </table:table-cell>
          <table:table-cell table:formula="of:=[.$AC$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6">
            <text:p>5,16</text:p>
          </table:table-cell>
          <table:table-cell table:formula="of:=IF(ISNA( VLOOKUP([.AB102];[Entrada.$A$6:.$B$330];2;0))=1;0;VLOOKUP([.AB102];[Entrada.$A$6:.$B$330];2;0))" office:value-type="float" office:value="0">
            <text:p>0</text:p>
          </table:table-cell>
          <table:table-cell table:number-columns-repeated="5"/>
          <table:table-cell table:formula="of:=[.F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6)</text:p>
          </table:table-cell>
          <table:table-cell table:formula="of:=([.B3]+[.G3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7">
            <text:p>5,17</text:p>
          </table:table-cell>
          <table:table-cell table:formula="of:=IF(ISNA( VLOOKUP([.AB103];[Entrada.$A$6:.$B$330];2;0))=1;0;VLOOKUP([.AB103];[Entrada.$A$6:.$B$330];2;0))" office:value-type="float" office:value="0">
            <text:p>0</text:p>
          </table:table-cell>
          <table:table-cell table:number-columns-repeated="5"/>
          <table:table-cell table:formula="of:=[.F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G4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8">
            <text:p>5,18</text:p>
          </table:table-cell>
          <table:table-cell table:formula="of:=IF(ISNA( VLOOKUP([.AB104];[Entrada.$A$6:.$B$330];2;0))=1;0;VLOOKUP([.AB104];[Entrada.$A$6:.$B$330];2;0))" office:value-type="float" office:value="0">
            <text:p>0</text:p>
          </table:table-cell>
          <table:table-cell table:number-columns-repeated="5"/>
          <table:table-cell table:formula="of:=[.F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G5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19">
            <text:p>5,19</text:p>
          </table:table-cell>
          <table:table-cell table:formula="of:=IF(ISNA( VLOOKUP([.AB105];[Entrada.$A$6:.$B$330];2;0))=1;0;VLOOKUP([.AB105];[Entrada.$A$6:.$B$330];2;0))" office:value-type="float" office:value="0">
            <text:p>0</text:p>
          </table:table-cell>
          <table:table-cell table:number-columns-repeated="5"/>
          <table:table-cell table:formula="of:=[.F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G6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5,20</text:p>
          </table:table-cell>
          <table:table-cell table:formula="of:=IF(ISNA( VLOOKUP([.AB106];[Entrada.$A$6:.$B$330];2;0))=1;0;VLOOKUP([.AB106];[Entrada.$A$6:.$B$330];2;0))" office:value-type="float" office:value="0">
            <text:p>0</text:p>
          </table:table-cell>
          <table:table-cell table:number-columns-repeated="5"/>
          <table:table-cell table:formula="of:=[.F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G7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21">
            <text:p>5,21</text:p>
          </table:table-cell>
          <table:table-cell table:formula="of:=IF(ISNA( VLOOKUP([.AB107];[Entrada.$A$6:.$B$330];2;0))=1;0;VLOOKUP([.AB107];[Entrada.$A$6:.$B$330];2;0))" office:value-type="float" office:value="0">
            <text:p>0</text:p>
          </table:table-cell>
          <table:table-cell table:number-columns-repeated="5"/>
          <table:table-cell table:formula="of:=[.F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G8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22">
            <text:p>5,22</text:p>
          </table:table-cell>
          <table:table-cell table:formula="of:=IF(ISNA( VLOOKUP([.AB108];[Entrada.$A$6:.$B$330];2;0))=1;0;VLOOKUP([.AB108];[Entrada.$A$6:.$B$330];2;0))" office:value-type="float" office:value="0">
            <text:p>0</text:p>
          </table:table-cell>
          <table:table-cell table:number-columns-repeated="5"/>
          <table:table-cell table:formula="of:=[.F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G9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23">
            <text:p>5,23</text:p>
          </table:table-cell>
          <table:table-cell table:formula="of:=IF(ISNA( VLOOKUP([.AB109];[Entrada.$A$6:.$B$330];2;0))=1;0;VLOOKUP([.AB109];[Entrada.$A$6:.$B$330];2;0))" office:value-type="float" office:value="0">
            <text:p>0</text:p>
          </table:table-cell>
          <table:table-cell table:number-columns-repeated="5"/>
          <table:table-cell table:formula="of:=[.F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G10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24">
            <text:p>5,24</text:p>
          </table:table-cell>
          <table:table-cell table:formula="of:=IF(ISNA( VLOOKUP([.AB110];[Entrada.$A$6:.$B$330];2;0))=1;0;VLOOKUP([.AB110];[Entrada.$A$6:.$B$330];2;0))" office:value-type="float" office:value="0">
            <text:p>0</text:p>
          </table:table-cell>
          <table:table-cell table:number-columns-repeated="5"/>
          <table:table-cell table:formula="of:=[.F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G11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5.25">
            <text:p>5,25</text:p>
          </table:table-cell>
          <table:table-cell table:formula="of:=IF(ISNA( VLOOKUP([.AB111];[Entrada.$A$6:.$B$330];2;0))=1;0;VLOOKUP([.AB111];[Entrada.$A$6:.$B$330];2;0))" office:value-type="float" office:value="0">
            <text:p>0</text:p>
          </table:table-cell>
          <table:table-cell table:number-columns-repeated="5"/>
          <table:table-cell table:formula="of:=[.F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G12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7">
            <text:p>6,7</text:p>
          </table:table-cell>
          <table:table-cell table:formula="of:=IF(ISNA( VLOOKUP([.AB112];[Entrada.$A$6:.$B$330];2;0))=1;0;VLOOKUP([.AB112];[Entrada.$A$6:.$B$330];2;0))" office:value-type="float" office:value="0">
            <text:p>0</text:p>
          </table:table-cell>
          <table:table-cell table:number-columns-repeated="5"/>
          <table:table-cell table:formula="of:=[.F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G13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8">
            <text:p>6,8</text:p>
          </table:table-cell>
          <table:table-cell table:formula="of:=IF(ISNA( VLOOKUP([.AB113];[Entrada.$A$6:.$B$330];2;0))=1;0;VLOOKUP([.AB113];[Entrada.$A$6:.$B$330];2;0))" office:value-type="float" office:value="0">
            <text:p>0</text:p>
          </table:table-cell>
          <table:table-cell table:number-columns-repeated="5"/>
          <table:table-cell table:formula="of:=[.F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G14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9">
            <text:p>6,9</text:p>
          </table:table-cell>
          <table:table-cell table:formula="of:=IF(ISNA( VLOOKUP([.AB114];[Entrada.$A$6:.$B$330];2;0))=1;0;VLOOKUP([.AB114];[Entrada.$A$6:.$B$330];2;0))" office:value-type="float" office:value="0">
            <text:p>0</text:p>
          </table:table-cell>
          <table:table-cell table:number-columns-repeated="5"/>
          <table:table-cell table:formula="of:=[.F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G15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6,10</text:p>
          </table:table-cell>
          <table:table-cell table:formula="of:=IF(ISNA( VLOOKUP([.AB115];[Entrada.$A$6:.$B$330];2;0))=1;0;VLOOKUP([.AB115];[Entrada.$A$6:.$B$330];2;0))" office:value-type="float" office:value="0">
            <text:p>0</text:p>
          </table:table-cell>
          <table:table-cell table:number-columns-repeated="5"/>
          <table:table-cell table:formula="of:=[.F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G16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1">
            <text:p>6,11</text:p>
          </table:table-cell>
          <table:table-cell table:formula="of:=IF(ISNA( VLOOKUP([.AB116];[Entrada.$A$6:.$B$330];2;0))=1;0;VLOOKUP([.AB116];[Entrada.$A$6:.$B$330];2;0))" office:value-type="float" office:value="0">
            <text:p>0</text:p>
          </table:table-cell>
          <table:table-cell table:number-columns-repeated="5"/>
          <table:table-cell table:formula="of:=[.F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G17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2">
            <text:p>6,12</text:p>
          </table:table-cell>
          <table:table-cell table:formula="of:=IF(ISNA( VLOOKUP([.AB117];[Entrada.$A$6:.$B$330];2;0))=1;0;VLOOKUP([.AB117];[Entrada.$A$6:.$B$330];2;0))" office:value-type="float" office:value="0">
            <text:p>0</text:p>
          </table:table-cell>
          <table:table-cell table:number-columns-repeated="5"/>
          <table:table-cell table:formula="of:=[.F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G18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3">
            <text:p>6,13</text:p>
          </table:table-cell>
          <table:table-cell table:formula="of:=IF(ISNA( VLOOKUP([.AB118];[Entrada.$A$6:.$B$330];2;0))=1;0;VLOOKUP([.AB118];[Entrada.$A$6:.$B$330];2;0))" office:value-type="float" office:value="0">
            <text:p>0</text:p>
          </table:table-cell>
          <table:table-cell table:number-columns-repeated="5"/>
          <table:table-cell table:formula="of:=[.F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G19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4">
            <text:p>6,14</text:p>
          </table:table-cell>
          <table:table-cell table:formula="of:=IF(ISNA( VLOOKUP([.AB119];[Entrada.$A$6:.$B$330];2;0))=1;0;VLOOKUP([.AB119];[Entrada.$A$6:.$B$330];2;0))" office:value-type="float" office:value="0">
            <text:p>0</text:p>
          </table:table-cell>
          <table:table-cell table:number-columns-repeated="5"/>
          <table:table-cell table:formula="of:=[.F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G20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5">
            <text:p>6,15</text:p>
          </table:table-cell>
          <table:table-cell table:formula="of:=IF(ISNA( VLOOKUP([.AB120];[Entrada.$A$6:.$B$330];2;0))=1;0;VLOOKUP([.AB120];[Entrada.$A$6:.$B$330];2;0))" office:value-type="float" office:value="0">
            <text:p>0</text:p>
          </table:table-cell>
          <table:table-cell table:number-columns-repeated="5"/>
          <table:table-cell table:formula="of:=[.F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G21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6">
            <text:p>6,16</text:p>
          </table:table-cell>
          <table:table-cell table:formula="of:=IF(ISNA( VLOOKUP([.AB121];[Entrada.$A$6:.$B$330];2;0))=1;0;VLOOKUP([.AB121];[Entrada.$A$6:.$B$330];2;0))" office:value-type="float" office:value="0">
            <text:p>0</text:p>
          </table:table-cell>
          <table:table-cell table:number-columns-repeated="5"/>
          <table:table-cell table:formula="of:=[.F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G22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7">
            <text:p>6,17</text:p>
          </table:table-cell>
          <table:table-cell table:formula="of:=IF(ISNA( VLOOKUP([.AB122];[Entrada.$A$6:.$B$330];2;0))=1;0;VLOOKUP([.AB122];[Entrada.$A$6:.$B$330];2;0))" office:value-type="float" office:value="0">
            <text:p>0</text:p>
          </table:table-cell>
          <table:table-cell table:number-columns-repeated="5"/>
          <table:table-cell table:formula="of:=[.F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G23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8">
            <text:p>6,18</text:p>
          </table:table-cell>
          <table:table-cell table:formula="of:=IF(ISNA( VLOOKUP([.AB123];[Entrada.$A$6:.$B$330];2;0))=1;0;VLOOKUP([.AB123];[Entrada.$A$6:.$B$330];2;0))" office:value-type="float" office:value="0">
            <text:p>0</text:p>
          </table:table-cell>
          <table:table-cell table:number-columns-repeated="5"/>
          <table:table-cell table:formula="of:=[.F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G24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19">
            <text:p>6,19</text:p>
          </table:table-cell>
          <table:table-cell table:formula="of:=IF(ISNA( VLOOKUP([.AB124];[Entrada.$A$6:.$B$330];2;0))=1;0;VLOOKUP([.AB124];[Entrada.$A$6:.$B$330];2;0))" office:value-type="float" office:value="0">
            <text:p>0</text:p>
          </table:table-cell>
          <table:table-cell table:number-columns-repeated="5"/>
          <table:table-cell table:formula="of:=[.F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G25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6,20</text:p>
          </table:table-cell>
          <table:table-cell table:formula="of:=IF(ISNA( VLOOKUP([.AB125];[Entrada.$A$6:.$B$330];2;0))=1;0;VLOOKUP([.AB125];[Entrada.$A$6:.$B$330];2;0))" office:value-type="float" office:value="0">
            <text:p>0</text:p>
          </table:table-cell>
          <table:table-cell table:number-columns-repeated="5"/>
          <table:table-cell table:formula="of:=[.F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G26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21">
            <text:p>6,21</text:p>
          </table:table-cell>
          <table:table-cell table:formula="of:=IF(ISNA( VLOOKUP([.AB126];[Entrada.$A$6:.$B$330];2;0))=1;0;VLOOKUP([.AB126];[Entrada.$A$6:.$B$330];2;0))" office:value-type="float" office:value="0">
            <text:p>0</text:p>
          </table:table-cell>
          <table:table-cell table:number-columns-repeated="5"/>
          <table:table-cell table:formula="of:=[.F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G27])*[.$AC$6]" office:value-type="float" office:value="0">
            <text:p>0</text:p>
          </table:table-cell>
          <table:table-cell table:formula="of:=[.$AC$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22">
            <text:p>6,22</text:p>
          </table:table-cell>
          <table:table-cell table:formula="of:=IF(ISNA( VLOOKUP([.AB127];[Entrada.$A$6:.$B$330];2;0))=1;0;VLOOKUP([.AB127];[Entrada.$A$6:.$B$330];2;0))" office:value-type="float" office:value="0">
            <text:p>0</text:p>
          </table:table-cell>
          <table:table-cell table:number-columns-repeated="5"/>
          <table:table-cell table:formula="of:=[.G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7)</text:p>
          </table:table-cell>
          <table:table-cell table:formula="of:=([.B3] + [.H3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23">
            <text:p>6,23</text:p>
          </table:table-cell>
          <table:table-cell table:formula="of:=IF(ISNA( VLOOKUP([.AB128];[Entrada.$A$6:.$B$330];2;0))=1;0;VLOOKUP([.AB128];[Entrada.$A$6:.$B$330];2;0))" office:value-type="float" office:value="0">
            <text:p>0</text:p>
          </table:table-cell>
          <table:table-cell table:number-columns-repeated="5"/>
          <table:table-cell table:formula="of:=[.G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H4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24">
            <text:p>6,24</text:p>
          </table:table-cell>
          <table:table-cell table:formula="of:=IF(ISNA( VLOOKUP([.AB129];[Entrada.$A$6:.$B$330];2;0))=1;0;VLOOKUP([.AB129];[Entrada.$A$6:.$B$330];2;0))" office:value-type="float" office:value="0">
            <text:p>0</text:p>
          </table:table-cell>
          <table:table-cell table:number-columns-repeated="5"/>
          <table:table-cell table:formula="of:=[.G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H5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6.25">
            <text:p>6,25</text:p>
          </table:table-cell>
          <table:table-cell table:formula="of:=IF(ISNA( VLOOKUP([.AB130];[Entrada.$A$6:.$B$330];2;0))=1;0;VLOOKUP([.AB130];[Entrada.$A$6:.$B$330];2;0))" office:value-type="float" office:value="0">
            <text:p>0</text:p>
          </table:table-cell>
          <table:table-cell table:number-columns-repeated="5"/>
          <table:table-cell table:formula="of:=[.G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H6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8">
            <text:p>7,8</text:p>
          </table:table-cell>
          <table:table-cell table:formula="of:=IF(ISNA( VLOOKUP([.AB131];[Entrada.$A$6:.$B$330];2;0))=1;0;VLOOKUP([.AB131];[Entrada.$A$6:.$B$330];2;0))" office:value-type="float" office:value="0">
            <text:p>0</text:p>
          </table:table-cell>
          <table:table-cell table:number-columns-repeated="5"/>
          <table:table-cell table:formula="of:=[.G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H7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9">
            <text:p>7,9</text:p>
          </table:table-cell>
          <table:table-cell table:formula="of:=IF(ISNA( VLOOKUP([.AB132];[Entrada.$A$6:.$B$330];2;0))=1;0;VLOOKUP([.AB132];[Entrada.$A$6:.$B$330];2;0))" office:value-type="float" office:value="0">
            <text:p>0</text:p>
          </table:table-cell>
          <table:table-cell table:number-columns-repeated="5"/>
          <table:table-cell table:formula="of:=[.G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H8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7,10</text:p>
          </table:table-cell>
          <table:table-cell table:formula="of:=IF(ISNA( VLOOKUP([.AB133];[Entrada.$A$6:.$B$330];2;0))=1;0;VLOOKUP([.AB133];[Entrada.$A$6:.$B$330];2;0))" office:value-type="float" office:value="0">
            <text:p>0</text:p>
          </table:table-cell>
          <table:table-cell table:number-columns-repeated="5"/>
          <table:table-cell table:formula="of:=[.G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H9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1">
            <text:p>7,11</text:p>
          </table:table-cell>
          <table:table-cell table:formula="of:=IF(ISNA( VLOOKUP([.AB134];[Entrada.$A$6:.$B$330];2;0))=1;0;VLOOKUP([.AB134];[Entrada.$A$6:.$B$330];2;0))" office:value-type="float" office:value="0">
            <text:p>0</text:p>
          </table:table-cell>
          <table:table-cell table:number-columns-repeated="5"/>
          <table:table-cell table:formula="of:=[.G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H10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2">
            <text:p>7,12</text:p>
          </table:table-cell>
          <table:table-cell table:formula="of:=IF(ISNA( VLOOKUP([.AB135];[Entrada.$A$6:.$B$330];2;0))=1;0;VLOOKUP([.AB135];[Entrada.$A$6:.$B$330];2;0))" office:value-type="float" office:value="0">
            <text:p>0</text:p>
          </table:table-cell>
          <table:table-cell table:number-columns-repeated="5"/>
          <table:table-cell table:formula="of:=[.G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H11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3">
            <text:p>7,13</text:p>
          </table:table-cell>
          <table:table-cell table:formula="of:=IF(ISNA( VLOOKUP([.AB136];[Entrada.$A$6:.$B$330];2;0))=1;0;VLOOKUP([.AB136];[Entrada.$A$6:.$B$330];2;0))" office:value-type="float" office:value="0">
            <text:p>0</text:p>
          </table:table-cell>
          <table:table-cell table:number-columns-repeated="5"/>
          <table:table-cell table:formula="of:=[.G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H12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4">
            <text:p>7,14</text:p>
          </table:table-cell>
          <table:table-cell table:formula="of:=IF(ISNA( VLOOKUP([.AB137];[Entrada.$A$6:.$B$330];2;0))=1;0;VLOOKUP([.AB137];[Entrada.$A$6:.$B$330];2;0))" office:value-type="float" office:value="0">
            <text:p>0</text:p>
          </table:table-cell>
          <table:table-cell table:number-columns-repeated="5"/>
          <table:table-cell table:formula="of:=[.G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H13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5">
            <text:p>7,15</text:p>
          </table:table-cell>
          <table:table-cell table:formula="of:=IF(ISNA( VLOOKUP([.AB138];[Entrada.$A$6:.$B$330];2;0))=1;0;VLOOKUP([.AB138];[Entrada.$A$6:.$B$330];2;0))" office:value-type="float" office:value="0">
            <text:p>0</text:p>
          </table:table-cell>
          <table:table-cell table:number-columns-repeated="5"/>
          <table:table-cell table:formula="of:=[.G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H14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6">
            <text:p>7,16</text:p>
          </table:table-cell>
          <table:table-cell table:formula="of:=IF(ISNA( VLOOKUP([.AB139];[Entrada.$A$6:.$B$330];2;0))=1;0;VLOOKUP([.AB139];[Entrada.$A$6:.$B$330];2;0))" office:value-type="float" office:value="0">
            <text:p>0</text:p>
          </table:table-cell>
          <table:table-cell table:number-columns-repeated="5"/>
          <table:table-cell table:formula="of:=[.G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H15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7">
            <text:p>7,17</text:p>
          </table:table-cell>
          <table:table-cell table:formula="of:=IF(ISNA( VLOOKUP([.AB140];[Entrada.$A$6:.$B$330];2;0))=1;0;VLOOKUP([.AB140];[Entrada.$A$6:.$B$330];2;0))" office:value-type="float" office:value="0">
            <text:p>0</text:p>
          </table:table-cell>
          <table:table-cell table:number-columns-repeated="5"/>
          <table:table-cell table:formula="of:=[.G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H16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8">
            <text:p>7,18</text:p>
          </table:table-cell>
          <table:table-cell table:formula="of:=IF(ISNA( VLOOKUP([.AB141];[Entrada.$A$6:.$B$330];2;0))=1;0;VLOOKUP([.AB141];[Entrada.$A$6:.$B$330];2;0))" office:value-type="float" office:value="0">
            <text:p>0</text:p>
          </table:table-cell>
          <table:table-cell table:number-columns-repeated="5"/>
          <table:table-cell table:formula="of:=[.G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H17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19">
            <text:p>7,19</text:p>
          </table:table-cell>
          <table:table-cell table:formula="of:=IF(ISNA( VLOOKUP([.AB142];[Entrada.$A$6:.$B$330];2;0))=1;0;VLOOKUP([.AB142];[Entrada.$A$6:.$B$330];2;0))" office:value-type="float" office:value="0">
            <text:p>0</text:p>
          </table:table-cell>
          <table:table-cell table:number-columns-repeated="5"/>
          <table:table-cell table:formula="of:=[.G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H18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7,20</text:p>
          </table:table-cell>
          <table:table-cell table:formula="of:=IF(ISNA( VLOOKUP([.AB143];[Entrada.$A$6:.$B$330];2;0))=1;0;VLOOKUP([.AB143];[Entrada.$A$6:.$B$330];2;0))" office:value-type="float" office:value="0">
            <text:p>0</text:p>
          </table:table-cell>
          <table:table-cell table:number-columns-repeated="5"/>
          <table:table-cell table:formula="of:=[.G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H19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21">
            <text:p>7,21</text:p>
          </table:table-cell>
          <table:table-cell table:formula="of:=IF(ISNA( VLOOKUP([.AB144];[Entrada.$A$6:.$B$330];2;0))=1;0;VLOOKUP([.AB144];[Entrada.$A$6:.$B$330];2;0))" office:value-type="float" office:value="0">
            <text:p>0</text:p>
          </table:table-cell>
          <table:table-cell table:number-columns-repeated="5"/>
          <table:table-cell table:formula="of:=[.G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H20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22">
            <text:p>7,22</text:p>
          </table:table-cell>
          <table:table-cell table:formula="of:=IF(ISNA( VLOOKUP([.AB145];[Entrada.$A$6:.$B$330];2;0))=1;0;VLOOKUP([.AB145];[Entrada.$A$6:.$B$330];2;0))" office:value-type="float" office:value="0">
            <text:p>0</text:p>
          </table:table-cell>
          <table:table-cell table:number-columns-repeated="5"/>
          <table:table-cell table:formula="of:=[.G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H21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23">
            <text:p>7,23</text:p>
          </table:table-cell>
          <table:table-cell table:formula="of:=IF(ISNA( VLOOKUP([.AB146];[Entrada.$A$6:.$B$330];2;0))=1;0;VLOOKUP([.AB146];[Entrada.$A$6:.$B$330];2;0))" office:value-type="float" office:value="0">
            <text:p>0</text:p>
          </table:table-cell>
          <table:table-cell table:number-columns-repeated="5"/>
          <table:table-cell table:formula="of:=[.G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H22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24">
            <text:p>7,24</text:p>
          </table:table-cell>
          <table:table-cell table:formula="of:=IF(ISNA( VLOOKUP([.AB147];[Entrada.$A$6:.$B$330];2;0))=1;0;VLOOKUP([.AB147];[Entrada.$A$6:.$B$330];2;0))" office:value-type="float" office:value="0">
            <text:p>0</text:p>
          </table:table-cell>
          <table:table-cell table:number-columns-repeated="5"/>
          <table:table-cell table:formula="of:=[.G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H23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7.25">
            <text:p>7,25</text:p>
          </table:table-cell>
          <table:table-cell table:formula="of:=IF(ISNA( VLOOKUP([.AB148];[Entrada.$A$6:.$B$330];2;0))=1;0;VLOOKUP([.AB148];[Entrada.$A$6:.$B$330];2;0))" office:value-type="float" office:value="0">
            <text:p>0</text:p>
          </table:table-cell>
          <table:table-cell table:number-columns-repeated="5"/>
          <table:table-cell table:formula="of:=[.G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H24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9">
            <text:p>8,9</text:p>
          </table:table-cell>
          <table:table-cell table:formula="of:=IF(ISNA( VLOOKUP([.AB149];[Entrada.$A$6:.$B$330];2;0))=1;0;VLOOKUP([.AB149];[Entrada.$A$6:.$B$330];2;0))" office:value-type="float" office:value="0">
            <text:p>0</text:p>
          </table:table-cell>
          <table:table-cell table:number-columns-repeated="5"/>
          <table:table-cell table:formula="of:=[.G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H25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8,10</text:p>
          </table:table-cell>
          <table:table-cell table:formula="of:=IF(ISNA( VLOOKUP([.AB150];[Entrada.$A$6:.$B$330];2;0))=1;0;VLOOKUP([.AB150];[Entrada.$A$6:.$B$330];2;0))" office:value-type="float" office:value="0">
            <text:p>0</text:p>
          </table:table-cell>
          <table:table-cell table:number-columns-repeated="5"/>
          <table:table-cell table:formula="of:=[.G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H26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1">
            <text:p>8,11</text:p>
          </table:table-cell>
          <table:table-cell table:formula="of:=IF(ISNA( VLOOKUP([.AB151];[Entrada.$A$6:.$B$330];2;0))=1;0;VLOOKUP([.AB151];[Entrada.$A$6:.$B$330];2;0))" office:value-type="float" office:value="0">
            <text:p>0</text:p>
          </table:table-cell>
          <table:table-cell table:number-columns-repeated="5"/>
          <table:table-cell table:formula="of:=[.G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H27])*[.$AC$7]" office:value-type="float" office:value="0">
            <text:p>0</text:p>
          </table:table-cell>
          <table:table-cell table:formula="of:=[.$AC$7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2">
            <text:p>8,12</text:p>
          </table:table-cell>
          <table:table-cell table:formula="of:=IF(ISNA( VLOOKUP([.AB152];[Entrada.$A$6:.$B$330];2;0))=1;0;VLOOKUP([.AB152];[Entrada.$A$6:.$B$330];2;0))" office:value-type="float" office:value="0">
            <text:p>0</text:p>
          </table:table-cell>
          <table:table-cell table:number-columns-repeated="5"/>
          <table:table-cell table:formula="of:=[.H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8)</text:p>
          </table:table-cell>
          <table:table-cell table:formula="of:=([.B3] + [.I3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3">
            <text:p>8,13</text:p>
          </table:table-cell>
          <table:table-cell table:formula="of:=IF(ISNA( VLOOKUP([.AB153];[Entrada.$A$6:.$B$330];2;0))=1;0;VLOOKUP([.AB153];[Entrada.$A$6:.$B$330];2;0))" office:value-type="float" office:value="0">
            <text:p>0</text:p>
          </table:table-cell>
          <table:table-cell table:number-columns-repeated="5"/>
          <table:table-cell table:formula="of:=[.H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I4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4">
            <text:p>8,14</text:p>
          </table:table-cell>
          <table:table-cell table:formula="of:=IF(ISNA( VLOOKUP([.AB154];[Entrada.$A$6:.$B$330];2;0))=1;0;VLOOKUP([.AB154];[Entrada.$A$6:.$B$330];2;0))" office:value-type="float" office:value="0">
            <text:p>0</text:p>
          </table:table-cell>
          <table:table-cell table:number-columns-repeated="5"/>
          <table:table-cell table:formula="of:=[.H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I5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5">
            <text:p>8,15</text:p>
          </table:table-cell>
          <table:table-cell table:formula="of:=IF(ISNA( VLOOKUP([.AB155];[Entrada.$A$6:.$B$330];2;0))=1;0;VLOOKUP([.AB155];[Entrada.$A$6:.$B$330];2;0))" office:value-type="float" office:value="0">
            <text:p>0</text:p>
          </table:table-cell>
          <table:table-cell table:number-columns-repeated="5"/>
          <table:table-cell table:formula="of:=[.H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I6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6">
            <text:p>8,16</text:p>
          </table:table-cell>
          <table:table-cell table:formula="of:=IF(ISNA( VLOOKUP([.AB156];[Entrada.$A$6:.$B$330];2;0))=1;0;VLOOKUP([.AB156];[Entrada.$A$6:.$B$330];2;0))" office:value-type="float" office:value="0">
            <text:p>0</text:p>
          </table:table-cell>
          <table:table-cell table:number-columns-repeated="5"/>
          <table:table-cell table:formula="of:=[.H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I7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7">
            <text:p>8,17</text:p>
          </table:table-cell>
          <table:table-cell table:formula="of:=IF(ISNA( VLOOKUP([.AB157];[Entrada.$A$6:.$B$330];2;0))=1;0;VLOOKUP([.AB157];[Entrada.$A$6:.$B$330];2;0))" office:value-type="float" office:value="0">
            <text:p>0</text:p>
          </table:table-cell>
          <table:table-cell table:number-columns-repeated="5"/>
          <table:table-cell table:formula="of:=[.H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I8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8">
            <text:p>8,18</text:p>
          </table:table-cell>
          <table:table-cell table:formula="of:=IF(ISNA( VLOOKUP([.AB158];[Entrada.$A$6:.$B$330];2;0))=1;0;VLOOKUP([.AB158];[Entrada.$A$6:.$B$330];2;0))" office:value-type="float" office:value="0">
            <text:p>0</text:p>
          </table:table-cell>
          <table:table-cell table:number-columns-repeated="5"/>
          <table:table-cell table:formula="of:=[.H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I9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19">
            <text:p>8,19</text:p>
          </table:table-cell>
          <table:table-cell table:formula="of:=IF(ISNA( VLOOKUP([.AB159];[Entrada.$A$6:.$B$330];2;0))=1;0;VLOOKUP([.AB159];[Entrada.$A$6:.$B$330];2;0))" office:value-type="float" office:value="0">
            <text:p>0</text:p>
          </table:table-cell>
          <table:table-cell table:number-columns-repeated="5"/>
          <table:table-cell table:formula="of:=[.H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I10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8,20</text:p>
          </table:table-cell>
          <table:table-cell table:formula="of:=IF(ISNA( VLOOKUP([.AB160];[Entrada.$A$6:.$B$330];2;0))=1;0;VLOOKUP([.AB160];[Entrada.$A$6:.$B$330];2;0))" office:value-type="float" office:value="0">
            <text:p>0</text:p>
          </table:table-cell>
          <table:table-cell table:number-columns-repeated="5"/>
          <table:table-cell table:formula="of:=[.H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I11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21">
            <text:p>8,21</text:p>
          </table:table-cell>
          <table:table-cell table:formula="of:=IF(ISNA( VLOOKUP([.AB161];[Entrada.$A$6:.$B$330];2;0))=1;0;VLOOKUP([.AB161];[Entrada.$A$6:.$B$330];2;0))" office:value-type="float" office:value="0">
            <text:p>0</text:p>
          </table:table-cell>
          <table:table-cell table:number-columns-repeated="5"/>
          <table:table-cell table:formula="of:=[.H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I12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22">
            <text:p>8,22</text:p>
          </table:table-cell>
          <table:table-cell table:formula="of:=IF(ISNA( VLOOKUP([.AB162];[Entrada.$A$6:.$B$330];2;0))=1;0;VLOOKUP([.AB162];[Entrada.$A$6:.$B$330];2;0))" office:value-type="float" office:value="0">
            <text:p>0</text:p>
          </table:table-cell>
          <table:table-cell table:number-columns-repeated="5"/>
          <table:table-cell table:formula="of:=[.H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I13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23">
            <text:p>8,23</text:p>
          </table:table-cell>
          <table:table-cell table:formula="of:=IF(ISNA( VLOOKUP([.AB163];[Entrada.$A$6:.$B$330];2;0))=1;0;VLOOKUP([.AB163];[Entrada.$A$6:.$B$330];2;0))" office:value-type="float" office:value="0">
            <text:p>0</text:p>
          </table:table-cell>
          <table:table-cell table:number-columns-repeated="5"/>
          <table:table-cell table:formula="of:=[.H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I14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24">
            <text:p>8,24</text:p>
          </table:table-cell>
          <table:table-cell table:formula="of:=IF(ISNA( VLOOKUP([.AB164];[Entrada.$A$6:.$B$330];2;0))=1;0;VLOOKUP([.AB164];[Entrada.$A$6:.$B$330];2;0))" office:value-type="float" office:value="0">
            <text:p>0</text:p>
          </table:table-cell>
          <table:table-cell table:number-columns-repeated="5"/>
          <table:table-cell table:formula="of:=[.H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I15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8.25">
            <text:p>8,25</text:p>
          </table:table-cell>
          <table:table-cell table:formula="of:=IF(ISNA( VLOOKUP([.AB165];[Entrada.$A$6:.$B$330];2;0))=1;0;VLOOKUP([.AB165];[Entrada.$A$6:.$B$330];2;0))" office:value-type="float" office:value="0">
            <text:p>0</text:p>
          </table:table-cell>
          <table:table-cell table:number-columns-repeated="5"/>
          <table:table-cell table:formula="of:=[.H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I16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9,10</text:p>
          </table:table-cell>
          <table:table-cell table:formula="of:=IF(ISNA( VLOOKUP([.AB166];[Entrada.$A$6:.$B$330];2;0))=1;0;VLOOKUP([.AB166];[Entrada.$A$6:.$B$330];2;0))" office:value-type="float" office:value="0">
            <text:p>0</text:p>
          </table:table-cell>
          <table:table-cell table:number-columns-repeated="5"/>
          <table:table-cell table:formula="of:=[.H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I17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1">
            <text:p>9,11</text:p>
          </table:table-cell>
          <table:table-cell table:formula="of:=IF(ISNA( VLOOKUP([.AB167];[Entrada.$A$6:.$B$330];2;0))=1;0;VLOOKUP([.AB167];[Entrada.$A$6:.$B$330];2;0))" office:value-type="float" office:value="0">
            <text:p>0</text:p>
          </table:table-cell>
          <table:table-cell table:number-columns-repeated="5"/>
          <table:table-cell table:formula="of:=[.H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I18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2">
            <text:p>9,12</text:p>
          </table:table-cell>
          <table:table-cell table:formula="of:=IF(ISNA( VLOOKUP([.AB168];[Entrada.$A$6:.$B$330];2;0))=1;0;VLOOKUP([.AB168];[Entrada.$A$6:.$B$330];2;0))" office:value-type="float" office:value="0">
            <text:p>0</text:p>
          </table:table-cell>
          <table:table-cell table:number-columns-repeated="5"/>
          <table:table-cell table:formula="of:=[.H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I19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3">
            <text:p>9,13</text:p>
          </table:table-cell>
          <table:table-cell table:formula="of:=IF(ISNA( VLOOKUP([.AB169];[Entrada.$A$6:.$B$330];2;0))=1;0;VLOOKUP([.AB169];[Entrada.$A$6:.$B$330];2;0))" office:value-type="float" office:value="0">
            <text:p>0</text:p>
          </table:table-cell>
          <table:table-cell table:number-columns-repeated="5"/>
          <table:table-cell table:formula="of:=[.H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I20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4">
            <text:p>9,14</text:p>
          </table:table-cell>
          <table:table-cell table:formula="of:=IF(ISNA( VLOOKUP([.AB170];[Entrada.$A$6:.$B$330];2;0))=1;0;VLOOKUP([.AB170];[Entrada.$A$6:.$B$330];2;0))" office:value-type="float" office:value="0">
            <text:p>0</text:p>
          </table:table-cell>
          <table:table-cell table:number-columns-repeated="5"/>
          <table:table-cell table:formula="of:=[.H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I21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5">
            <text:p>9,15</text:p>
          </table:table-cell>
          <table:table-cell table:formula="of:=IF(ISNA( VLOOKUP([.AB171];[Entrada.$A$6:.$B$330];2;0))=1;0;VLOOKUP([.AB171];[Entrada.$A$6:.$B$330];2;0))" office:value-type="float" office:value="0">
            <text:p>0</text:p>
          </table:table-cell>
          <table:table-cell table:number-columns-repeated="5"/>
          <table:table-cell table:formula="of:=[.H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I22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6">
            <text:p>9,16</text:p>
          </table:table-cell>
          <table:table-cell table:formula="of:=IF(ISNA( VLOOKUP([.AB172];[Entrada.$A$6:.$B$330];2;0))=1;0;VLOOKUP([.AB172];[Entrada.$A$6:.$B$330];2;0))" office:value-type="float" office:value="0">
            <text:p>0</text:p>
          </table:table-cell>
          <table:table-cell table:number-columns-repeated="5"/>
          <table:table-cell table:formula="of:=[.H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I23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7">
            <text:p>9,17</text:p>
          </table:table-cell>
          <table:table-cell table:formula="of:=IF(ISNA( VLOOKUP([.AB173];[Entrada.$A$6:.$B$330];2;0))=1;0;VLOOKUP([.AB173];[Entrada.$A$6:.$B$330];2;0))" office:value-type="float" office:value="0">
            <text:p>0</text:p>
          </table:table-cell>
          <table:table-cell table:number-columns-repeated="5"/>
          <table:table-cell table:formula="of:=[.H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I24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8">
            <text:p>9,18</text:p>
          </table:table-cell>
          <table:table-cell table:formula="of:=IF(ISNA( VLOOKUP([.AB174];[Entrada.$A$6:.$B$330];2;0))=1;0;VLOOKUP([.AB174];[Entrada.$A$6:.$B$330];2;0))" office:value-type="float" office:value="0">
            <text:p>0</text:p>
          </table:table-cell>
          <table:table-cell table:number-columns-repeated="5"/>
          <table:table-cell table:formula="of:=[.H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I25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19">
            <text:p>9,19</text:p>
          </table:table-cell>
          <table:table-cell table:formula="of:=IF(ISNA( VLOOKUP([.AB175];[Entrada.$A$6:.$B$330];2;0))=1;0;VLOOKUP([.AB175];[Entrada.$A$6:.$B$330];2;0))" office:value-type="float" office:value="0">
            <text:p>0</text:p>
          </table:table-cell>
          <table:table-cell table:number-columns-repeated="5"/>
          <table:table-cell table:formula="of:=[.H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I26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9,20</text:p>
          </table:table-cell>
          <table:table-cell table:formula="of:=IF(ISNA( VLOOKUP([.AB176];[Entrada.$A$6:.$B$330];2;0))=1;0;VLOOKUP([.AB176];[Entrada.$A$6:.$B$330];2;0))" office:value-type="float" office:value="0">
            <text:p>0</text:p>
          </table:table-cell>
          <table:table-cell table:number-columns-repeated="5"/>
          <table:table-cell table:formula="of:=[.H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I27])*[.$AC$8]" office:value-type="float" office:value="0">
            <text:p>0</text:p>
          </table:table-cell>
          <table:table-cell table:formula="of:=[.$AC$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21">
            <text:p>9,21</text:p>
          </table:table-cell>
          <table:table-cell table:formula="of:=IF(ISNA( VLOOKUP([.AB177];[Entrada.$A$6:.$B$330];2;0))=1;0;VLOOKUP([.AB177];[Entrada.$A$6:.$B$330];2;0))" office:value-type="float" office:value="0">
            <text:p>0</text:p>
          </table:table-cell>
          <table:table-cell table:number-columns-repeated="5"/>
          <table:table-cell table:formula="of:=[.I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9)</text:p>
          </table:table-cell>
          <table:table-cell table:formula="of:=([.B3] + [.J3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22">
            <text:p>9,22</text:p>
          </table:table-cell>
          <table:table-cell table:formula="of:=IF(ISNA( VLOOKUP([.AB178];[Entrada.$A$6:.$B$330];2;0))=1;0;VLOOKUP([.AB178];[Entrada.$A$6:.$B$330];2;0))" office:value-type="float" office:value="0">
            <text:p>0</text:p>
          </table:table-cell>
          <table:table-cell table:number-columns-repeated="5"/>
          <table:table-cell table:formula="of:=[.I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J4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23">
            <text:p>9,23</text:p>
          </table:table-cell>
          <table:table-cell table:formula="of:=IF(ISNA( VLOOKUP([.AB179];[Entrada.$A$6:.$B$330];2;0))=1;0;VLOOKUP([.AB179];[Entrada.$A$6:.$B$330];2;0))" office:value-type="float" office:value="0">
            <text:p>0</text:p>
          </table:table-cell>
          <table:table-cell table:number-columns-repeated="5"/>
          <table:table-cell table:formula="of:=[.I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J5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24">
            <text:p>9,24</text:p>
          </table:table-cell>
          <table:table-cell table:formula="of:=IF(ISNA( VLOOKUP([.AB180];[Entrada.$A$6:.$B$330];2;0))=1;0;VLOOKUP([.AB180];[Entrada.$A$6:.$B$330];2;0))" office:value-type="float" office:value="0">
            <text:p>0</text:p>
          </table:table-cell>
          <table:table-cell table:number-columns-repeated="5"/>
          <table:table-cell table:formula="of:=[.I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J6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9.25">
            <text:p>9,25</text:p>
          </table:table-cell>
          <table:table-cell table:formula="of:=IF(ISNA( VLOOKUP([.AB181];[Entrada.$A$6:.$B$330];2;0))=1;0;VLOOKUP([.AB181];[Entrada.$A$6:.$B$330];2;0))" office:value-type="float" office:value="0">
            <text:p>0</text:p>
          </table:table-cell>
          <table:table-cell table:number-columns-repeated="5"/>
          <table:table-cell table:formula="of:=[.I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J7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1">
            <text:p>10,11</text:p>
          </table:table-cell>
          <table:table-cell table:formula="of:=IF(ISNA( VLOOKUP([.AB182];[Entrada.$A$6:.$B$330];2;0))=1;0;VLOOKUP([.AB182];[Entrada.$A$6:.$B$330];2;0))" office:value-type="float" office:value="0">
            <text:p>0</text:p>
          </table:table-cell>
          <table:table-cell table:number-columns-repeated="5"/>
          <table:table-cell table:formula="of:=[.I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J8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2">
            <text:p>10,12</text:p>
          </table:table-cell>
          <table:table-cell table:formula="of:=IF(ISNA( VLOOKUP([.AB183];[Entrada.$A$6:.$B$330];2;0))=1;0;VLOOKUP([.AB183];[Entrada.$A$6:.$B$330];2;0))" office:value-type="float" office:value="0">
            <text:p>0</text:p>
          </table:table-cell>
          <table:table-cell table:number-columns-repeated="5"/>
          <table:table-cell table:formula="of:=[.I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J9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3">
            <text:p>10,13</text:p>
          </table:table-cell>
          <table:table-cell table:formula="of:=IF(ISNA( VLOOKUP([.AB184];[Entrada.$A$6:.$B$330];2;0))=1;0;VLOOKUP([.AB184];[Entrada.$A$6:.$B$330];2;0))" office:value-type="float" office:value="0">
            <text:p>0</text:p>
          </table:table-cell>
          <table:table-cell table:number-columns-repeated="5"/>
          <table:table-cell table:formula="of:=[.I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J10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4">
            <text:p>10,14</text:p>
          </table:table-cell>
          <table:table-cell table:formula="of:=IF(ISNA( VLOOKUP([.AB185];[Entrada.$A$6:.$B$330];2;0))=1;0;VLOOKUP([.AB185];[Entrada.$A$6:.$B$330];2;0))" office:value-type="float" office:value="0">
            <text:p>0</text:p>
          </table:table-cell>
          <table:table-cell table:number-columns-repeated="5"/>
          <table:table-cell table:formula="of:=[.I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J11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5">
            <text:p>10,15</text:p>
          </table:table-cell>
          <table:table-cell table:formula="of:=IF(ISNA( VLOOKUP([.AB186];[Entrada.$A$6:.$B$330];2;0))=1;0;VLOOKUP([.AB186];[Entrada.$A$6:.$B$330];2;0))" office:value-type="float" office:value="0">
            <text:p>0</text:p>
          </table:table-cell>
          <table:table-cell table:number-columns-repeated="5"/>
          <table:table-cell table:formula="of:=[.I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J12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6">
            <text:p>10,16</text:p>
          </table:table-cell>
          <table:table-cell table:formula="of:=IF(ISNA( VLOOKUP([.AB187];[Entrada.$A$6:.$B$330];2;0))=1;0;VLOOKUP([.AB187];[Entrada.$A$6:.$B$330];2;0))" office:value-type="float" office:value="0">
            <text:p>0</text:p>
          </table:table-cell>
          <table:table-cell table:number-columns-repeated="5"/>
          <table:table-cell table:formula="of:=[.I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J13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7">
            <text:p>10,17</text:p>
          </table:table-cell>
          <table:table-cell table:formula="of:=IF(ISNA( VLOOKUP([.AB188];[Entrada.$A$6:.$B$330];2;0))=1;0;VLOOKUP([.AB188];[Entrada.$A$6:.$B$330];2;0))" office:value-type="float" office:value="0">
            <text:p>0</text:p>
          </table:table-cell>
          <table:table-cell table:number-columns-repeated="5"/>
          <table:table-cell table:formula="of:=[.I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J14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8">
            <text:p>10,18</text:p>
          </table:table-cell>
          <table:table-cell table:formula="of:=IF(ISNA( VLOOKUP([.AB189];[Entrada.$A$6:.$B$330];2;0))=1;0;VLOOKUP([.AB189];[Entrada.$A$6:.$B$330];2;0))" office:value-type="float" office:value="0">
            <text:p>0</text:p>
          </table:table-cell>
          <table:table-cell table:number-columns-repeated="5"/>
          <table:table-cell table:formula="of:=[.I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J15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19">
            <text:p>10,19</text:p>
          </table:table-cell>
          <table:table-cell table:formula="of:=IF(ISNA( VLOOKUP([.AB190];[Entrada.$A$6:.$B$330];2;0))=1;0;VLOOKUP([.AB190];[Entrada.$A$6:.$B$330];2;0))" office:value-type="float" office:value="0">
            <text:p>0</text:p>
          </table:table-cell>
          <table:table-cell table:number-columns-repeated="5"/>
          <table:table-cell table:formula="of:=[.I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J16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0,20</text:p>
          </table:table-cell>
          <table:table-cell table:formula="of:=IF(ISNA( VLOOKUP([.AB191];[Entrada.$A$6:.$B$330];2;0))=1;0;VLOOKUP([.AB191];[Entrada.$A$6:.$B$330];2;0))" office:value-type="float" office:value="0">
            <text:p>0</text:p>
          </table:table-cell>
          <table:table-cell table:number-columns-repeated="5"/>
          <table:table-cell table:formula="of:=[.I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J17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21">
            <text:p>10,21</text:p>
          </table:table-cell>
          <table:table-cell table:formula="of:=IF(ISNA( VLOOKUP([.AB192];[Entrada.$A$6:.$B$330];2;0))=1;0;VLOOKUP([.AB192];[Entrada.$A$6:.$B$330];2;0))" office:value-type="float" office:value="0">
            <text:p>0</text:p>
          </table:table-cell>
          <table:table-cell table:number-columns-repeated="5"/>
          <table:table-cell table:formula="of:=[.I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J18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22">
            <text:p>10,22</text:p>
          </table:table-cell>
          <table:table-cell table:formula="of:=IF(ISNA( VLOOKUP([.AB193];[Entrada.$A$6:.$B$330];2;0))=1;0;VLOOKUP([.AB193];[Entrada.$A$6:.$B$330];2;0))" office:value-type="float" office:value="0">
            <text:p>0</text:p>
          </table:table-cell>
          <table:table-cell table:number-columns-repeated="5"/>
          <table:table-cell table:formula="of:=[.I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J19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23">
            <text:p>10,23</text:p>
          </table:table-cell>
          <table:table-cell table:formula="of:=IF(ISNA( VLOOKUP([.AB194];[Entrada.$A$6:.$B$330];2;0))=1;0;VLOOKUP([.AB194];[Entrada.$A$6:.$B$330];2;0))" office:value-type="float" office:value="0">
            <text:p>0</text:p>
          </table:table-cell>
          <table:table-cell table:number-columns-repeated="5"/>
          <table:table-cell table:formula="of:=[.I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J20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24">
            <text:p>10,24</text:p>
          </table:table-cell>
          <table:table-cell table:formula="of:=IF(ISNA( VLOOKUP([.AB195];[Entrada.$A$6:.$B$330];2;0))=1;0;VLOOKUP([.AB195];[Entrada.$A$6:.$B$330];2;0))" office:value-type="float" office:value="0">
            <text:p>0</text:p>
          </table:table-cell>
          <table:table-cell table:number-columns-repeated="5"/>
          <table:table-cell table:formula="of:=[.I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J21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0.25">
            <text:p>10,25</text:p>
          </table:table-cell>
          <table:table-cell table:formula="of:=IF(ISNA( VLOOKUP([.AB196];[Entrada.$A$6:.$B$330];2;0))=1;0;VLOOKUP([.AB196];[Entrada.$A$6:.$B$330];2;0))" office:value-type="float" office:value="0">
            <text:p>0</text:p>
          </table:table-cell>
          <table:table-cell table:number-columns-repeated="5"/>
          <table:table-cell table:formula="of:=[.I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J22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12">
            <text:p>11,12</text:p>
          </table:table-cell>
          <table:table-cell table:formula="of:=IF(ISNA( VLOOKUP([.AB197];[Entrada.$A$6:.$B$330];2;0))=1;0;VLOOKUP([.AB197];[Entrada.$A$6:.$B$330];2;0))" office:value-type="float" office:value="0">
            <text:p>0</text:p>
          </table:table-cell>
          <table:table-cell table:number-columns-repeated="5"/>
          <table:table-cell table:formula="of:=[.I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J23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13">
            <text:p>11,13</text:p>
          </table:table-cell>
          <table:table-cell table:formula="of:=IF(ISNA( VLOOKUP([.AB198];[Entrada.$A$6:.$B$330];2;0))=1;0;VLOOKUP([.AB198];[Entrada.$A$6:.$B$330];2;0))" office:value-type="float" office:value="0">
            <text:p>0</text:p>
          </table:table-cell>
          <table:table-cell table:number-columns-repeated="5"/>
          <table:table-cell table:formula="of:=[.I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J24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14">
            <text:p>11,14</text:p>
          </table:table-cell>
          <table:table-cell table:formula="of:=IF(ISNA( VLOOKUP([.AB199];[Entrada.$A$6:.$B$330];2;0))=1;0;VLOOKUP([.AB199];[Entrada.$A$6:.$B$330];2;0))" office:value-type="float" office:value="0">
            <text:p>0</text:p>
          </table:table-cell>
          <table:table-cell table:number-columns-repeated="5"/>
          <table:table-cell table:formula="of:=[.I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J25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15">
            <text:p>11,15</text:p>
          </table:table-cell>
          <table:table-cell table:formula="of:=IF(ISNA( VLOOKUP([.AB200];[Entrada.$A$6:.$B$330];2;0))=1;0;VLOOKUP([.AB200];[Entrada.$A$6:.$B$330];2;0))" office:value-type="float" office:value="0">
            <text:p>0</text:p>
          </table:table-cell>
          <table:table-cell table:number-columns-repeated="5"/>
          <table:table-cell table:formula="of:=[.I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J26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16">
            <text:p>11,16</text:p>
          </table:table-cell>
          <table:table-cell table:formula="of:=IF(ISNA( VLOOKUP([.AB201];[Entrada.$A$6:.$B$330];2;0))=1;0;VLOOKUP([.AB201];[Entrada.$A$6:.$B$330];2;0))" office:value-type="float" office:value="0">
            <text:p>0</text:p>
          </table:table-cell>
          <table:table-cell table:number-columns-repeated="5"/>
          <table:table-cell table:formula="of:=[.I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J27])*[.$AC$9]" office:value-type="float" office:value="0">
            <text:p>0</text:p>
          </table:table-cell>
          <table:table-cell table:formula="of:=[.$AC$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17">
            <text:p>11,17</text:p>
          </table:table-cell>
          <table:table-cell table:formula="of:=IF(ISNA( VLOOKUP([.AB202];[Entrada.$A$6:.$B$330];2;0))=1;0;VLOOKUP([.AB202];[Entrada.$A$6:.$B$330];2;0))" office:value-type="float" office:value="0">
            <text:p>0</text:p>
          </table:table-cell>
          <table:table-cell table:number-columns-repeated="5"/>
          <table:table-cell table:formula="of:=[.J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0)</text:p>
          </table:table-cell>
          <table:table-cell table:formula="of:=([.B3] + [.K3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18">
            <text:p>11,18</text:p>
          </table:table-cell>
          <table:table-cell table:formula="of:=IF(ISNA( VLOOKUP([.AB203];[Entrada.$A$6:.$B$330];2;0))=1;0;VLOOKUP([.AB203];[Entrada.$A$6:.$B$330];2;0))" office:value-type="float" office:value="0">
            <text:p>0</text:p>
          </table:table-cell>
          <table:table-cell table:number-columns-repeated="5"/>
          <table:table-cell table:formula="of:=[.J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K4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19">
            <text:p>11,19</text:p>
          </table:table-cell>
          <table:table-cell table:formula="of:=IF(ISNA( VLOOKUP([.AB204];[Entrada.$A$6:.$B$330];2;0))=1;0;VLOOKUP([.AB204];[Entrada.$A$6:.$B$330];2;0))" office:value-type="float" office:value="0">
            <text:p>0</text:p>
          </table:table-cell>
          <table:table-cell table:number-columns-repeated="5"/>
          <table:table-cell table:formula="of:=[.J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K5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1,20</text:p>
          </table:table-cell>
          <table:table-cell table:formula="of:=IF(ISNA( VLOOKUP([.AB205];[Entrada.$A$6:.$B$330];2;0))=1;0;VLOOKUP([.AB205];[Entrada.$A$6:.$B$330];2;0))" office:value-type="float" office:value="0">
            <text:p>0</text:p>
          </table:table-cell>
          <table:table-cell table:number-columns-repeated="5"/>
          <table:table-cell table:formula="of:=[.J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K6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21">
            <text:p>11,21</text:p>
          </table:table-cell>
          <table:table-cell table:formula="of:=IF(ISNA( VLOOKUP([.AB206];[Entrada.$A$6:.$B$330];2;0))=1;0;VLOOKUP([.AB206];[Entrada.$A$6:.$B$330];2;0))" office:value-type="float" office:value="0">
            <text:p>0</text:p>
          </table:table-cell>
          <table:table-cell table:number-columns-repeated="5"/>
          <table:table-cell table:formula="of:=[.J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K7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22">
            <text:p>11,22</text:p>
          </table:table-cell>
          <table:table-cell table:formula="of:=IF(ISNA( VLOOKUP([.AB207];[Entrada.$A$6:.$B$330];2;0))=1;0;VLOOKUP([.AB207];[Entrada.$A$6:.$B$330];2;0))" office:value-type="float" office:value="0">
            <text:p>0</text:p>
          </table:table-cell>
          <table:table-cell table:number-columns-repeated="5"/>
          <table:table-cell table:formula="of:=[.J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K8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23">
            <text:p>11,23</text:p>
          </table:table-cell>
          <table:table-cell table:formula="of:=IF(ISNA( VLOOKUP([.AB208];[Entrada.$A$6:.$B$330];2;0))=1;0;VLOOKUP([.AB208];[Entrada.$A$6:.$B$330];2;0))" office:value-type="float" office:value="0">
            <text:p>0</text:p>
          </table:table-cell>
          <table:table-cell table:number-columns-repeated="5"/>
          <table:table-cell table:formula="of:=[.J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K9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24">
            <text:p>11,24</text:p>
          </table:table-cell>
          <table:table-cell table:formula="of:=IF(ISNA( VLOOKUP([.AB209];[Entrada.$A$6:.$B$330];2;0))=1;0;VLOOKUP([.AB209];[Entrada.$A$6:.$B$330];2;0))" office:value-type="float" office:value="0">
            <text:p>0</text:p>
          </table:table-cell>
          <table:table-cell table:number-columns-repeated="5"/>
          <table:table-cell table:formula="of:=[.J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K10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1.25">
            <text:p>11,25</text:p>
          </table:table-cell>
          <table:table-cell table:formula="of:=IF(ISNA( VLOOKUP([.AB210];[Entrada.$A$6:.$B$330];2;0))=1;0;VLOOKUP([.AB210];[Entrada.$A$6:.$B$330];2;0))" office:value-type="float" office:value="0">
            <text:p>0</text:p>
          </table:table-cell>
          <table:table-cell table:number-columns-repeated="5"/>
          <table:table-cell table:formula="of:=[.J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K11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13">
            <text:p>12,13</text:p>
          </table:table-cell>
          <table:table-cell table:formula="of:=IF(ISNA( VLOOKUP([.AB211];[Entrada.$A$6:.$B$330];2;0))=1;0;VLOOKUP([.AB211];[Entrada.$A$6:.$B$330];2;0))" office:value-type="float" office:value="0">
            <text:p>0</text:p>
          </table:table-cell>
          <table:table-cell table:number-columns-repeated="5"/>
          <table:table-cell table:formula="of:=[.J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K12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14">
            <text:p>12,14</text:p>
          </table:table-cell>
          <table:table-cell table:formula="of:=IF(ISNA( VLOOKUP([.AB212];[Entrada.$A$6:.$B$330];2;0))=1;0;VLOOKUP([.AB212];[Entrada.$A$6:.$B$330];2;0))" office:value-type="float" office:value="0">
            <text:p>0</text:p>
          </table:table-cell>
          <table:table-cell table:number-columns-repeated="5"/>
          <table:table-cell table:formula="of:=[.J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K13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15">
            <text:p>12,15</text:p>
          </table:table-cell>
          <table:table-cell table:formula="of:=IF(ISNA( VLOOKUP([.AB213];[Entrada.$A$6:.$B$330];2;0))=1;0;VLOOKUP([.AB213];[Entrada.$A$6:.$B$330];2;0))" office:value-type="float" office:value="0">
            <text:p>0</text:p>
          </table:table-cell>
          <table:table-cell table:number-columns-repeated="5"/>
          <table:table-cell table:formula="of:=[.J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K14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16">
            <text:p>12,16</text:p>
          </table:table-cell>
          <table:table-cell table:formula="of:=IF(ISNA( VLOOKUP([.AB214];[Entrada.$A$6:.$B$330];2;0))=1;0;VLOOKUP([.AB214];[Entrada.$A$6:.$B$330];2;0))" office:value-type="float" office:value="0">
            <text:p>0</text:p>
          </table:table-cell>
          <table:table-cell table:number-columns-repeated="5"/>
          <table:table-cell table:formula="of:=[.J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K15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17">
            <text:p>12,17</text:p>
          </table:table-cell>
          <table:table-cell table:formula="of:=IF(ISNA( VLOOKUP([.AB215];[Entrada.$A$6:.$B$330];2;0))=1;0;VLOOKUP([.AB215];[Entrada.$A$6:.$B$330];2;0))" office:value-type="float" office:value="0">
            <text:p>0</text:p>
          </table:table-cell>
          <table:table-cell table:number-columns-repeated="5"/>
          <table:table-cell table:formula="of:=[.J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K16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18">
            <text:p>12,18</text:p>
          </table:table-cell>
          <table:table-cell table:formula="of:=IF(ISNA( VLOOKUP([.AB216];[Entrada.$A$6:.$B$330];2;0))=1;0;VLOOKUP([.AB216];[Entrada.$A$6:.$B$330];2;0))" office:value-type="float" office:value="0">
            <text:p>0</text:p>
          </table:table-cell>
          <table:table-cell table:number-columns-repeated="5"/>
          <table:table-cell table:formula="of:=[.J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K17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19">
            <text:p>12,19</text:p>
          </table:table-cell>
          <table:table-cell table:formula="of:=IF(ISNA( VLOOKUP([.AB217];[Entrada.$A$6:.$B$330];2;0))=1;0;VLOOKUP([.AB217];[Entrada.$A$6:.$B$330];2;0))" office:value-type="float" office:value="0">
            <text:p>0</text:p>
          </table:table-cell>
          <table:table-cell table:number-columns-repeated="5"/>
          <table:table-cell table:formula="of:=[.J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K18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2">
            <text:p>12,2</text:p>
          </table:table-cell>
          <table:table-cell table:formula="of:=IF(ISNA( VLOOKUP([.AB218];[Entrada.$A$6:.$B$330];2;0))=1;0;VLOOKUP([.AB218];[Entrada.$A$6:.$B$330];2;0))" office:value-type="float" office:value="0">
            <text:p>0</text:p>
          </table:table-cell>
          <table:table-cell table:number-columns-repeated="5"/>
          <table:table-cell table:formula="of:=[.J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K19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21">
            <text:p>12,21</text:p>
          </table:table-cell>
          <table:table-cell table:formula="of:=IF(ISNA( VLOOKUP([.AB219];[Entrada.$A$6:.$B$330];2;0))=1;0;VLOOKUP([.AB219];[Entrada.$A$6:.$B$330];2;0))" office:value-type="float" office:value="0">
            <text:p>0</text:p>
          </table:table-cell>
          <table:table-cell table:number-columns-repeated="5"/>
          <table:table-cell table:formula="of:=[.J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K20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22">
            <text:p>12,22</text:p>
          </table:table-cell>
          <table:table-cell table:formula="of:=IF(ISNA( VLOOKUP([.AB220];[Entrada.$A$6:.$B$330];2;0))=1;0;VLOOKUP([.AB220];[Entrada.$A$6:.$B$330];2;0))" office:value-type="float" office:value="0">
            <text:p>0</text:p>
          </table:table-cell>
          <table:table-cell table:number-columns-repeated="5"/>
          <table:table-cell table:formula="of:=[.J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K21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23">
            <text:p>12,23</text:p>
          </table:table-cell>
          <table:table-cell table:formula="of:=IF(ISNA( VLOOKUP([.AB221];[Entrada.$A$6:.$B$330];2;0))=1;0;VLOOKUP([.AB221];[Entrada.$A$6:.$B$330];2;0))" office:value-type="float" office:value="0">
            <text:p>0</text:p>
          </table:table-cell>
          <table:table-cell table:number-columns-repeated="5"/>
          <table:table-cell table:formula="of:=[.J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K22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24">
            <text:p>12,24</text:p>
          </table:table-cell>
          <table:table-cell table:formula="of:=IF(ISNA( VLOOKUP([.AB222];[Entrada.$A$6:.$B$330];2;0))=1;0;VLOOKUP([.AB222];[Entrada.$A$6:.$B$330];2;0))" office:value-type="float" office:value="0">
            <text:p>0</text:p>
          </table:table-cell>
          <table:table-cell table:number-columns-repeated="5"/>
          <table:table-cell table:formula="of:=[.J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K23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2.25">
            <text:p>12,25</text:p>
          </table:table-cell>
          <table:table-cell table:formula="of:=IF(ISNA( VLOOKUP([.AB223];[Entrada.$A$6:.$B$330];2;0))=1;0;VLOOKUP([.AB223];[Entrada.$A$6:.$B$330];2;0))" office:value-type="float" office:value="0">
            <text:p>0</text:p>
          </table:table-cell>
          <table:table-cell table:number-columns-repeated="5"/>
          <table:table-cell table:formula="of:=[.J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K24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14">
            <text:p>13,14</text:p>
          </table:table-cell>
          <table:table-cell table:formula="of:=IF(ISNA( VLOOKUP([.AB224];[Entrada.$A$6:.$B$330];2;0))=1;0;VLOOKUP([.AB224];[Entrada.$A$6:.$B$330];2;0))" office:value-type="float" office:value="0">
            <text:p>0</text:p>
          </table:table-cell>
          <table:table-cell table:number-columns-repeated="5"/>
          <table:table-cell table:formula="of:=[.J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K25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15">
            <text:p>13,15</text:p>
          </table:table-cell>
          <table:table-cell table:formula="of:=IF(ISNA( VLOOKUP([.AB225];[Entrada.$A$6:.$B$330];2;0))=1;0;VLOOKUP([.AB225];[Entrada.$A$6:.$B$330];2;0))" office:value-type="float" office:value="0">
            <text:p>0</text:p>
          </table:table-cell>
          <table:table-cell table:number-columns-repeated="5"/>
          <table:table-cell table:formula="of:=[.J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K26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16">
            <text:p>13,16</text:p>
          </table:table-cell>
          <table:table-cell table:formula="of:=IF(ISNA( VLOOKUP([.AB226];[Entrada.$A$6:.$B$330];2;0))=1;0;VLOOKUP([.AB226];[Entrada.$A$6:.$B$330];2;0))" office:value-type="float" office:value="0">
            <text:p>0</text:p>
          </table:table-cell>
          <table:table-cell table:number-columns-repeated="5"/>
          <table:table-cell table:formula="of:=[.J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K27])*[.$AC$10]" office:value-type="float" office:value="0">
            <text:p>0</text:p>
          </table:table-cell>
          <table:table-cell table:formula="of:=[.$AC$10]" office:value-type="float" office:value="1">
            <text:p>1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17">
            <text:p>13,17</text:p>
          </table:table-cell>
          <table:table-cell table:formula="of:=IF(ISNA( VLOOKUP([.AB227];[Entrada.$A$6:.$B$330];2;0))=1;0;VLOOKUP([.AB227];[Entrada.$A$6:.$B$330];2;0))" office:value-type="float" office:value="0">
            <text:p>0</text:p>
          </table:table-cell>
          <table:table-cell table:number-columns-repeated="5"/>
          <table:table-cell table:formula="of:=[.K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1)</text:p>
          </table:table-cell>
          <table:table-cell table:formula="of:=([.B3] + [.L3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18">
            <text:p>13,18</text:p>
          </table:table-cell>
          <table:table-cell table:formula="of:=IF(ISNA( VLOOKUP([.AB228];[Entrada.$A$6:.$B$330];2;0))=1;0;VLOOKUP([.AB228];[Entrada.$A$6:.$B$330];2;0))" office:value-type="float" office:value="0">
            <text:p>0</text:p>
          </table:table-cell>
          <table:table-cell table:number-columns-repeated="5"/>
          <table:table-cell table:formula="of:=[.K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L4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19">
            <text:p>13,19</text:p>
          </table:table-cell>
          <table:table-cell table:formula="of:=IF(ISNA( VLOOKUP([.AB229];[Entrada.$A$6:.$B$330];2;0))=1;0;VLOOKUP([.AB229];[Entrada.$A$6:.$B$330];2;0))" office:value-type="float" office:value="0">
            <text:p>0</text:p>
          </table:table-cell>
          <table:table-cell table:number-columns-repeated="5"/>
          <table:table-cell table:formula="of:=[.K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L5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3,20</text:p>
          </table:table-cell>
          <table:table-cell table:formula="of:=IF(ISNA( VLOOKUP([.AB230];[Entrada.$A$6:.$B$330];2;0))=1;0;VLOOKUP([.AB230];[Entrada.$A$6:.$B$330];2;0))" office:value-type="float" office:value="0">
            <text:p>0</text:p>
          </table:table-cell>
          <table:table-cell table:number-columns-repeated="5"/>
          <table:table-cell table:formula="of:=[.K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L6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21">
            <text:p>13,21</text:p>
          </table:table-cell>
          <table:table-cell table:formula="of:=IF(ISNA( VLOOKUP([.AB231];[Entrada.$A$6:.$B$330];2;0))=1;0;VLOOKUP([.AB231];[Entrada.$A$6:.$B$330];2;0))" office:value-type="float" office:value="0">
            <text:p>0</text:p>
          </table:table-cell>
          <table:table-cell table:number-columns-repeated="5"/>
          <table:table-cell table:formula="of:=[.K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L7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22">
            <text:p>13,22</text:p>
          </table:table-cell>
          <table:table-cell table:formula="of:=IF(ISNA( VLOOKUP([.AB232];[Entrada.$A$6:.$B$330];2;0))=1;0;VLOOKUP([.AB232];[Entrada.$A$6:.$B$330];2;0))" office:value-type="float" office:value="0">
            <text:p>0</text:p>
          </table:table-cell>
          <table:table-cell table:number-columns-repeated="5"/>
          <table:table-cell table:formula="of:=[.K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L8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23">
            <text:p>13,23</text:p>
          </table:table-cell>
          <table:table-cell table:formula="of:=IF(ISNA( VLOOKUP([.AB233];[Entrada.$A$6:.$B$330];2;0))=1;0;VLOOKUP([.AB233];[Entrada.$A$6:.$B$330];2;0))" office:value-type="float" office:value="0">
            <text:p>0</text:p>
          </table:table-cell>
          <table:table-cell table:number-columns-repeated="5"/>
          <table:table-cell table:formula="of:=[.K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L9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24">
            <text:p>13,24</text:p>
          </table:table-cell>
          <table:table-cell table:formula="of:=IF(ISNA( VLOOKUP([.AB234];[Entrada.$A$6:.$B$330];2;0))=1;0;VLOOKUP([.AB234];[Entrada.$A$6:.$B$330];2;0))" office:value-type="float" office:value="0">
            <text:p>0</text:p>
          </table:table-cell>
          <table:table-cell table:number-columns-repeated="5"/>
          <table:table-cell table:formula="of:=[.K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L10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3.25">
            <text:p>13,25</text:p>
          </table:table-cell>
          <table:table-cell table:formula="of:=IF(ISNA( VLOOKUP([.AB235];[Entrada.$A$6:.$B$330];2;0))=1;0;VLOOKUP([.AB235];[Entrada.$A$6:.$B$330];2;0))" office:value-type="float" office:value="0">
            <text:p>0</text:p>
          </table:table-cell>
          <table:table-cell table:number-columns-repeated="5"/>
          <table:table-cell table:formula="of:=[.K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L11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15">
            <text:p>14,15</text:p>
          </table:table-cell>
          <table:table-cell table:formula="of:=IF(ISNA( VLOOKUP([.AB236];[Entrada.$A$6:.$B$330];2;0))=1;0;VLOOKUP([.AB236];[Entrada.$A$6:.$B$330];2;0))" office:value-type="float" office:value="0">
            <text:p>0</text:p>
          </table:table-cell>
          <table:table-cell table:number-columns-repeated="5"/>
          <table:table-cell table:formula="of:=[.K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L12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16">
            <text:p>14,16</text:p>
          </table:table-cell>
          <table:table-cell table:formula="of:=IF(ISNA( VLOOKUP([.AB237];[Entrada.$A$6:.$B$330];2;0))=1;0;VLOOKUP([.AB237];[Entrada.$A$6:.$B$330];2;0))" office:value-type="float" office:value="0">
            <text:p>0</text:p>
          </table:table-cell>
          <table:table-cell table:number-columns-repeated="5"/>
          <table:table-cell table:formula="of:=[.K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L13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17">
            <text:p>14,17</text:p>
          </table:table-cell>
          <table:table-cell table:formula="of:=IF(ISNA( VLOOKUP([.AB238];[Entrada.$A$6:.$B$330];2;0))=1;0;VLOOKUP([.AB238];[Entrada.$A$6:.$B$330];2;0))" office:value-type="float" office:value="0">
            <text:p>0</text:p>
          </table:table-cell>
          <table:table-cell table:number-columns-repeated="5"/>
          <table:table-cell table:formula="of:=[.K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L14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18">
            <text:p>14,18</text:p>
          </table:table-cell>
          <table:table-cell table:formula="of:=IF(ISNA( VLOOKUP([.AB239];[Entrada.$A$6:.$B$330];2;0))=1;0;VLOOKUP([.AB239];[Entrada.$A$6:.$B$330];2;0))" office:value-type="float" office:value="0">
            <text:p>0</text:p>
          </table:table-cell>
          <table:table-cell table:number-columns-repeated="5"/>
          <table:table-cell table:formula="of:=[.K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L15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19">
            <text:p>14,19</text:p>
          </table:table-cell>
          <table:table-cell table:formula="of:=IF(ISNA( VLOOKUP([.AB240];[Entrada.$A$6:.$B$330];2;0))=1;0;VLOOKUP([.AB240];[Entrada.$A$6:.$B$330];2;0))" office:value-type="float" office:value="0">
            <text:p>0</text:p>
          </table:table-cell>
          <table:table-cell table:number-columns-repeated="5"/>
          <table:table-cell table:formula="of:=[.K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L16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4,20</text:p>
          </table:table-cell>
          <table:table-cell table:formula="of:=IF(ISNA( VLOOKUP([.AB241];[Entrada.$A$6:.$B$330];2;0))=1;0;VLOOKUP([.AB241];[Entrada.$A$6:.$B$330];2;0))" office:value-type="float" office:value="0">
            <text:p>0</text:p>
          </table:table-cell>
          <table:table-cell table:number-columns-repeated="5"/>
          <table:table-cell table:formula="of:=[.K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L17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21">
            <text:p>14,21</text:p>
          </table:table-cell>
          <table:table-cell table:formula="of:=IF(ISNA( VLOOKUP([.AB242];[Entrada.$A$6:.$B$330];2;0))=1;0;VLOOKUP([.AB242];[Entrada.$A$6:.$B$330];2;0))" office:value-type="float" office:value="0">
            <text:p>0</text:p>
          </table:table-cell>
          <table:table-cell table:number-columns-repeated="5"/>
          <table:table-cell table:formula="of:=[.K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L18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22">
            <text:p>14,22</text:p>
          </table:table-cell>
          <table:table-cell table:formula="of:=IF(ISNA( VLOOKUP([.AB243];[Entrada.$A$6:.$B$330];2;0))=1;0;VLOOKUP([.AB243];[Entrada.$A$6:.$B$330];2;0))" office:value-type="float" office:value="0">
            <text:p>0</text:p>
          </table:table-cell>
          <table:table-cell table:number-columns-repeated="5"/>
          <table:table-cell table:formula="of:=[.K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L19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23">
            <text:p>14,23</text:p>
          </table:table-cell>
          <table:table-cell table:formula="of:=IF(ISNA( VLOOKUP([.AB244];[Entrada.$A$6:.$B$330];2;0))=1;0;VLOOKUP([.AB244];[Entrada.$A$6:.$B$330];2;0))" office:value-type="float" office:value="0">
            <text:p>0</text:p>
          </table:table-cell>
          <table:table-cell table:number-columns-repeated="5"/>
          <table:table-cell table:formula="of:=[.K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L20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24">
            <text:p>14,24</text:p>
          </table:table-cell>
          <table:table-cell table:formula="of:=IF(ISNA( VLOOKUP([.AB245];[Entrada.$A$6:.$B$330];2;0))=1;0;VLOOKUP([.AB245];[Entrada.$A$6:.$B$330];2;0))" office:value-type="float" office:value="0">
            <text:p>0</text:p>
          </table:table-cell>
          <table:table-cell table:number-columns-repeated="5"/>
          <table:table-cell table:formula="of:=[.K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L21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4.25">
            <text:p>14,25</text:p>
          </table:table-cell>
          <table:table-cell table:formula="of:=IF(ISNA( VLOOKUP([.AB246];[Entrada.$A$6:.$B$330];2;0))=1;0;VLOOKUP([.AB246];[Entrada.$A$6:.$B$330];2;0))" office:value-type="float" office:value="0">
            <text:p>0</text:p>
          </table:table-cell>
          <table:table-cell table:number-columns-repeated="5"/>
          <table:table-cell table:formula="of:=[.K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L22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16">
            <text:p>15,16</text:p>
          </table:table-cell>
          <table:table-cell table:formula="of:=IF(ISNA( VLOOKUP([.AB247];[Entrada.$A$6:.$B$330];2;0))=1;0;VLOOKUP([.AB247];[Entrada.$A$6:.$B$330];2;0))" office:value-type="float" office:value="0">
            <text:p>0</text:p>
          </table:table-cell>
          <table:table-cell table:number-columns-repeated="5"/>
          <table:table-cell table:formula="of:=[.K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L23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17">
            <text:p>15,17</text:p>
          </table:table-cell>
          <table:table-cell table:formula="of:=IF(ISNA( VLOOKUP([.AB248];[Entrada.$A$6:.$B$330];2;0))=1;0;VLOOKUP([.AB248];[Entrada.$A$6:.$B$330];2;0))" office:value-type="float" office:value="0">
            <text:p>0</text:p>
          </table:table-cell>
          <table:table-cell table:number-columns-repeated="5"/>
          <table:table-cell table:formula="of:=[.K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L24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18">
            <text:p>15,18</text:p>
          </table:table-cell>
          <table:table-cell table:formula="of:=IF(ISNA( VLOOKUP([.AB249];[Entrada.$A$6:.$B$330];2;0))=1;0;VLOOKUP([.AB249];[Entrada.$A$6:.$B$330];2;0))" office:value-type="float" office:value="0">
            <text:p>0</text:p>
          </table:table-cell>
          <table:table-cell table:number-columns-repeated="5"/>
          <table:table-cell table:formula="of:=[.K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L25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19">
            <text:p>15,19</text:p>
          </table:table-cell>
          <table:table-cell table:formula="of:=IF(ISNA( VLOOKUP([.AB250];[Entrada.$A$6:.$B$330];2;0))=1;0;VLOOKUP([.AB250];[Entrada.$A$6:.$B$330];2;0))" office:value-type="float" office:value="0">
            <text:p>0</text:p>
          </table:table-cell>
          <table:table-cell table:number-columns-repeated="5"/>
          <table:table-cell table:formula="of:=[.K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L26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5,20</text:p>
          </table:table-cell>
          <table:table-cell table:formula="of:=IF(ISNA( VLOOKUP([.AB251];[Entrada.$A$6:.$B$330];2;0))=1;0;VLOOKUP([.AB251];[Entrada.$A$6:.$B$330];2;0))" office:value-type="float" office:value="0">
            <text:p>0</text:p>
          </table:table-cell>
          <table:table-cell table:number-columns-repeated="5"/>
          <table:table-cell table:formula="of:=[.K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L27])*[.$AC$11]" office:value-type="float" office:value="0">
            <text:p>0</text:p>
          </table:table-cell>
          <table:table-cell table:formula="of:=[.$AC$1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21">
            <text:p>15,21</text:p>
          </table:table-cell>
          <table:table-cell table:formula="of:=IF(ISNA( VLOOKUP([.AB252];[Entrada.$A$6:.$B$330];2;0))=1;0;VLOOKUP([.AB252];[Entrada.$A$6:.$B$330];2;0))" office:value-type="float" office:value="0">
            <text:p>0</text:p>
          </table:table-cell>
          <table:table-cell table:number-columns-repeated="5"/>
          <table:table-cell table:formula="of:=[.L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2)</text:p>
          </table:table-cell>
          <table:table-cell table:formula="of:=([.B3] + [.M3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22">
            <text:p>15,22</text:p>
          </table:table-cell>
          <table:table-cell table:formula="of:=IF(ISNA( VLOOKUP([.AB253];[Entrada.$A$6:.$B$330];2;0))=1;0;VLOOKUP([.AB253];[Entrada.$A$6:.$B$330];2;0))" office:value-type="float" office:value="0">
            <text:p>0</text:p>
          </table:table-cell>
          <table:table-cell table:number-columns-repeated="5"/>
          <table:table-cell table:formula="of:=[.L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M4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23">
            <text:p>15,23</text:p>
          </table:table-cell>
          <table:table-cell table:formula="of:=IF(ISNA( VLOOKUP([.AB254];[Entrada.$A$6:.$B$330];2;0))=1;0;VLOOKUP([.AB254];[Entrada.$A$6:.$B$330];2;0))" office:value-type="float" office:value="0">
            <text:p>0</text:p>
          </table:table-cell>
          <table:table-cell table:number-columns-repeated="5"/>
          <table:table-cell table:formula="of:=[.L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M5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24">
            <text:p>15,24</text:p>
          </table:table-cell>
          <table:table-cell table:formula="of:=IF(ISNA( VLOOKUP([.AB255];[Entrada.$A$6:.$B$330];2;0))=1;0;VLOOKUP([.AB255];[Entrada.$A$6:.$B$330];2;0))" office:value-type="float" office:value="0">
            <text:p>0</text:p>
          </table:table-cell>
          <table:table-cell table:number-columns-repeated="5"/>
          <table:table-cell table:formula="of:=[.L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M6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5.25">
            <text:p>15,25</text:p>
          </table:table-cell>
          <table:table-cell table:formula="of:=IF(ISNA( VLOOKUP([.AB256];[Entrada.$A$6:.$B$330];2;0))=1;0;VLOOKUP([.AB256];[Entrada.$A$6:.$B$330];2;0))" office:value-type="float" office:value="0">
            <text:p>0</text:p>
          </table:table-cell>
          <table:table-cell table:number-columns-repeated="5"/>
          <table:table-cell table:formula="of:=[.L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M7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6.17">
            <text:p>16,17</text:p>
          </table:table-cell>
          <table:table-cell table:formula="of:=IF(ISNA( VLOOKUP([.AB257];[Entrada.$A$6:.$B$330];2;0))=1;0;VLOOKUP([.AB257];[Entrada.$A$6:.$B$330];2;0))" office:value-type="float" office:value="0">
            <text:p>0</text:p>
          </table:table-cell>
          <table:table-cell table:number-columns-repeated="5"/>
          <table:table-cell table:formula="of:=[.L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M8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6.18">
            <text:p>16,18</text:p>
          </table:table-cell>
          <table:table-cell table:formula="of:=IF(ISNA( VLOOKUP([.AB258];[Entrada.$A$6:.$B$330];2;0))=1;0;VLOOKUP([.AB258];[Entrada.$A$6:.$B$330];2;0))" office:value-type="float" office:value="0">
            <text:p>0</text:p>
          </table:table-cell>
          <table:table-cell table:number-columns-repeated="5"/>
          <table:table-cell table:formula="of:=[.L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M9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6.19">
            <text:p>16,19</text:p>
          </table:table-cell>
          <table:table-cell table:formula="of:=IF(ISNA( VLOOKUP([.AB259];[Entrada.$A$6:.$B$330];2;0))=1;0;VLOOKUP([.AB259];[Entrada.$A$6:.$B$330];2;0))" office:value-type="float" office:value="0">
            <text:p>0</text:p>
          </table:table-cell>
          <table:table-cell table:number-columns-repeated="5"/>
          <table:table-cell table:formula="of:=[.L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M10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6,20</text:p>
          </table:table-cell>
          <table:table-cell table:formula="of:=IF(ISNA( VLOOKUP([.AB260];[Entrada.$A$6:.$B$330];2;0))=1;0;VLOOKUP([.AB260];[Entrada.$A$6:.$B$330];2;0))" office:value-type="float" office:value="0">
            <text:p>0</text:p>
          </table:table-cell>
          <table:table-cell table:number-columns-repeated="5"/>
          <table:table-cell table:formula="of:=[.L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M11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6.21">
            <text:p>16,21</text:p>
          </table:table-cell>
          <table:table-cell table:formula="of:=IF(ISNA( VLOOKUP([.AB261];[Entrada.$A$6:.$B$330];2;0))=1;0;VLOOKUP([.AB261];[Entrada.$A$6:.$B$330];2;0))" office:value-type="float" office:value="0">
            <text:p>0</text:p>
          </table:table-cell>
          <table:table-cell table:number-columns-repeated="5"/>
          <table:table-cell table:formula="of:=[.L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M12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6.22">
            <text:p>16,22</text:p>
          </table:table-cell>
          <table:table-cell table:formula="of:=IF(ISNA( VLOOKUP([.AB262];[Entrada.$A$6:.$B$330];2;0))=1;0;VLOOKUP([.AB262];[Entrada.$A$6:.$B$330];2;0))" office:value-type="float" office:value="0">
            <text:p>0</text:p>
          </table:table-cell>
          <table:table-cell table:number-columns-repeated="5"/>
          <table:table-cell table:formula="of:=[.L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M13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6.23">
            <text:p>16,23</text:p>
          </table:table-cell>
          <table:table-cell table:formula="of:=IF(ISNA( VLOOKUP([.AB263];[Entrada.$A$6:.$B$330];2;0))=1;0;VLOOKUP([.AB263];[Entrada.$A$6:.$B$330];2;0))" office:value-type="float" office:value="0">
            <text:p>0</text:p>
          </table:table-cell>
          <table:table-cell table:number-columns-repeated="5"/>
          <table:table-cell table:formula="of:=[.L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M14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6.24">
            <text:p>16,24</text:p>
          </table:table-cell>
          <table:table-cell table:formula="of:=IF(ISNA( VLOOKUP([.AB264];[Entrada.$A$6:.$B$330];2;0))=1;0;VLOOKUP([.AB264];[Entrada.$A$6:.$B$330];2;0))" office:value-type="float" office:value="0">
            <text:p>0</text:p>
          </table:table-cell>
          <table:table-cell table:number-columns-repeated="5"/>
          <table:table-cell table:formula="of:=[.L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M15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6.25">
            <text:p>16,25</text:p>
          </table:table-cell>
          <table:table-cell table:formula="of:=IF(ISNA( VLOOKUP([.AB265];[Entrada.$A$6:.$B$330];2;0))=1;0;VLOOKUP([.AB265];[Entrada.$A$6:.$B$330];2;0))" office:value-type="float" office:value="0">
            <text:p>0</text:p>
          </table:table-cell>
          <table:table-cell table:number-columns-repeated="5"/>
          <table:table-cell table:formula="of:=[.L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M16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7.18">
            <text:p>17,18</text:p>
          </table:table-cell>
          <table:table-cell table:formula="of:=IF(ISNA( VLOOKUP([.AB266];[Entrada.$A$6:.$B$330];2;0))=1;0;VLOOKUP([.AB266];[Entrada.$A$6:.$B$330];2;0))" office:value-type="float" office:value="0">
            <text:p>0</text:p>
          </table:table-cell>
          <table:table-cell table:number-columns-repeated="5"/>
          <table:table-cell table:formula="of:=[.L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M17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7.19">
            <text:p>17,19</text:p>
          </table:table-cell>
          <table:table-cell table:formula="of:=IF(ISNA( VLOOKUP([.AB267];[Entrada.$A$6:.$B$330];2;0))=1;0;VLOOKUP([.AB267];[Entrada.$A$6:.$B$330];2;0))" office:value-type="float" office:value="0">
            <text:p>0</text:p>
          </table:table-cell>
          <table:table-cell table:number-columns-repeated="5"/>
          <table:table-cell table:formula="of:=[.L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M18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7,20</text:p>
          </table:table-cell>
          <table:table-cell table:formula="of:=IF(ISNA( VLOOKUP([.AB268];[Entrada.$A$6:.$B$330];2;0))=1;0;VLOOKUP([.AB268];[Entrada.$A$6:.$B$330];2;0))" office:value-type="float" office:value="0">
            <text:p>0</text:p>
          </table:table-cell>
          <table:table-cell table:number-columns-repeated="5"/>
          <table:table-cell table:formula="of:=[.L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M19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7.21">
            <text:p>17,21</text:p>
          </table:table-cell>
          <table:table-cell table:formula="of:=IF(ISNA( VLOOKUP([.AB269];[Entrada.$A$6:.$B$330];2;0))=1;0;VLOOKUP([.AB269];[Entrada.$A$6:.$B$330];2;0))" office:value-type="float" office:value="0">
            <text:p>0</text:p>
          </table:table-cell>
          <table:table-cell table:number-columns-repeated="5"/>
          <table:table-cell table:formula="of:=[.L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M20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7.22">
            <text:p>17,22</text:p>
          </table:table-cell>
          <table:table-cell table:formula="of:=IF(ISNA( VLOOKUP([.AB270];[Entrada.$A$6:.$B$330];2;0))=1;0;VLOOKUP([.AB270];[Entrada.$A$6:.$B$330];2;0))" office:value-type="float" office:value="0">
            <text:p>0</text:p>
          </table:table-cell>
          <table:table-cell table:number-columns-repeated="5"/>
          <table:table-cell table:formula="of:=[.L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M21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7.23">
            <text:p>17,23</text:p>
          </table:table-cell>
          <table:table-cell table:formula="of:=IF(ISNA( VLOOKUP([.AB271];[Entrada.$A$6:.$B$330];2;0))=1;0;VLOOKUP([.AB271];[Entrada.$A$6:.$B$330];2;0))" office:value-type="float" office:value="0">
            <text:p>0</text:p>
          </table:table-cell>
          <table:table-cell table:number-columns-repeated="5"/>
          <table:table-cell table:formula="of:=[.L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M22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7.24">
            <text:p>17,24</text:p>
          </table:table-cell>
          <table:table-cell table:formula="of:=IF(ISNA( VLOOKUP([.AB272];[Entrada.$A$6:.$B$330];2;0))=1;0;VLOOKUP([.AB272];[Entrada.$A$6:.$B$330];2;0))" office:value-type="float" office:value="0">
            <text:p>0</text:p>
          </table:table-cell>
          <table:table-cell table:number-columns-repeated="5"/>
          <table:table-cell table:formula="of:=[.L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M23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7.25">
            <text:p>17,25</text:p>
          </table:table-cell>
          <table:table-cell table:formula="of:=IF(ISNA( VLOOKUP([.AB273];[Entrada.$A$6:.$B$330];2;0))=1;0;VLOOKUP([.AB273];[Entrada.$A$6:.$B$330];2;0))" office:value-type="float" office:value="0">
            <text:p>0</text:p>
          </table:table-cell>
          <table:table-cell table:number-columns-repeated="5"/>
          <table:table-cell table:formula="of:=[.L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M24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8.19">
            <text:p>18,19</text:p>
          </table:table-cell>
          <table:table-cell table:formula="of:=IF(ISNA( VLOOKUP([.AB274];[Entrada.$A$6:.$B$330];2;0))=1;0;VLOOKUP([.AB274];[Entrada.$A$6:.$B$330];2;0))" office:value-type="float" office:value="0">
            <text:p>0</text:p>
          </table:table-cell>
          <table:table-cell table:number-columns-repeated="5"/>
          <table:table-cell table:formula="of:=[.L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M25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8,20</text:p>
          </table:table-cell>
          <table:table-cell table:formula="of:=IF(ISNA( VLOOKUP([.AB275];[Entrada.$A$6:.$B$330];2;0))=1;0;VLOOKUP([.AB275];[Entrada.$A$6:.$B$330];2;0))" office:value-type="float" office:value="0">
            <text:p>0</text:p>
          </table:table-cell>
          <table:table-cell table:number-columns-repeated="5"/>
          <table:table-cell table:formula="of:=[.L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M26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8.21">
            <text:p>18,21</text:p>
          </table:table-cell>
          <table:table-cell table:formula="of:=IF(ISNA( VLOOKUP([.AB276];[Entrada.$A$6:.$B$330];2;0))=1;0;VLOOKUP([.AB276];[Entrada.$A$6:.$B$330];2;0))" office:value-type="float" office:value="0">
            <text:p>0</text:p>
          </table:table-cell>
          <table:table-cell table:number-columns-repeated="5"/>
          <table:table-cell table:formula="of:=[.L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M27])*[.$AC$12]" office:value-type="float" office:value="0">
            <text:p>0</text:p>
          </table:table-cell>
          <table:table-cell table:formula="of:=[.$AC$1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8.22">
            <text:p>18,22</text:p>
          </table:table-cell>
          <table:table-cell table:formula="of:=IF(ISNA( VLOOKUP([.AB277];[Entrada.$A$6:.$B$330];2;0))=1;0;VLOOKUP([.AB277];[Entrada.$A$6:.$B$330];2;0))" office:value-type="float" office:value="0">
            <text:p>0</text:p>
          </table:table-cell>
          <table:table-cell table:number-columns-repeated="5"/>
          <table:table-cell table:formula="of:=[.M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3)</text:p>
          </table:table-cell>
          <table:table-cell table:formula="of:=([.B3]+[.N3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8.23">
            <text:p>18,23</text:p>
          </table:table-cell>
          <table:table-cell table:formula="of:=IF(ISNA( VLOOKUP([.AB278];[Entrada.$A$6:.$B$330];2;0))=1;0;VLOOKUP([.AB278];[Entrada.$A$6:.$B$330];2;0))" office:value-type="float" office:value="0">
            <text:p>0</text:p>
          </table:table-cell>
          <table:table-cell table:number-columns-repeated="5"/>
          <table:table-cell table:formula="of:=[.M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N4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8.24">
            <text:p>18,24</text:p>
          </table:table-cell>
          <table:table-cell table:formula="of:=IF(ISNA( VLOOKUP([.AB279];[Entrada.$A$6:.$B$330];2;0))=1;0;VLOOKUP([.AB279];[Entrada.$A$6:.$B$330];2;0))" office:value-type="float" office:value="0">
            <text:p>0</text:p>
          </table:table-cell>
          <table:table-cell table:number-columns-repeated="5"/>
          <table:table-cell table:formula="of:=[.M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N5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8.25">
            <text:p>18,25</text:p>
          </table:table-cell>
          <table:table-cell table:formula="of:=IF(ISNA( VLOOKUP([.AB280];[Entrada.$A$6:.$B$330];2;0))=1;0;VLOOKUP([.AB280];[Entrada.$A$6:.$B$330];2;0))" office:value-type="float" office:value="0">
            <text:p>0</text:p>
          </table:table-cell>
          <table:table-cell table:number-columns-repeated="5"/>
          <table:table-cell table:formula="of:=[.M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N6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string">
            <text:p>19,20</text:p>
          </table:table-cell>
          <table:table-cell table:formula="of:=IF(ISNA( VLOOKUP([.AB281];[Entrada.$A$6:.$B$330];2;0))=1;0;VLOOKUP([.AB281];[Entrada.$A$6:.$B$330];2;0))" office:value-type="float" office:value="0">
            <text:p>0</text:p>
          </table:table-cell>
          <table:table-cell table:number-columns-repeated="5"/>
          <table:table-cell table:formula="of:=[.M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N7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9.21">
            <text:p>19,21</text:p>
          </table:table-cell>
          <table:table-cell table:formula="of:=IF(ISNA( VLOOKUP([.AB282];[Entrada.$A$6:.$B$330];2;0))=1;0;VLOOKUP([.AB282];[Entrada.$A$6:.$B$330];2;0))" office:value-type="float" office:value="0">
            <text:p>0</text:p>
          </table:table-cell>
          <table:table-cell table:number-columns-repeated="5"/>
          <table:table-cell table:formula="of:=[.M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N8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9.22">
            <text:p>19,22</text:p>
          </table:table-cell>
          <table:table-cell table:formula="of:=IF(ISNA( VLOOKUP([.AB283];[Entrada.$A$6:.$B$330];2;0))=1;0;VLOOKUP([.AB283];[Entrada.$A$6:.$B$330];2;0))" office:value-type="float" office:value="0">
            <text:p>0</text:p>
          </table:table-cell>
          <table:table-cell table:number-columns-repeated="5"/>
          <table:table-cell table:formula="of:=[.M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N9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9.23">
            <text:p>19,23</text:p>
          </table:table-cell>
          <table:table-cell table:formula="of:=IF(ISNA( VLOOKUP([.AB284];[Entrada.$A$6:.$B$330];2;0))=1;0;VLOOKUP([.AB284];[Entrada.$A$6:.$B$330];2;0))" office:value-type="float" office:value="0">
            <text:p>0</text:p>
          </table:table-cell>
          <table:table-cell table:number-columns-repeated="5"/>
          <table:table-cell table:formula="of:=[.M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N10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9.24">
            <text:p>19,24</text:p>
          </table:table-cell>
          <table:table-cell table:formula="of:=IF(ISNA( VLOOKUP([.AB285];[Entrada.$A$6:.$B$330];2;0))=1;0;VLOOKUP([.AB285];[Entrada.$A$6:.$B$330];2;0))" office:value-type="float" office:value="0">
            <text:p>0</text:p>
          </table:table-cell>
          <table:table-cell table:number-columns-repeated="5"/>
          <table:table-cell table:formula="of:=[.M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N11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19.25">
            <text:p>19,25</text:p>
          </table:table-cell>
          <table:table-cell table:formula="of:=IF(ISNA( VLOOKUP([.AB286];[Entrada.$A$6:.$B$330];2;0))=1;0;VLOOKUP([.AB286];[Entrada.$A$6:.$B$330];2;0))" office:value-type="float" office:value="0">
            <text:p>0</text:p>
          </table:table-cell>
          <table:table-cell table:number-columns-repeated="5"/>
          <table:table-cell table:formula="of:=[.M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N12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0.21">
            <text:p>20,21</text:p>
          </table:table-cell>
          <table:table-cell table:formula="of:=IF(ISNA( VLOOKUP([.AB287];[Entrada.$A$6:.$B$330];2;0))=1;0;VLOOKUP([.AB287];[Entrada.$A$6:.$B$330];2;0))" office:value-type="float" office:value="0">
            <text:p>0</text:p>
          </table:table-cell>
          <table:table-cell table:number-columns-repeated="5"/>
          <table:table-cell table:formula="of:=[.M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N13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0.22">
            <text:p>20,22</text:p>
          </table:table-cell>
          <table:table-cell table:formula="of:=IF(ISNA( VLOOKUP([.AB288];[Entrada.$A$6:.$B$330];2;0))=1;0;VLOOKUP([.AB288];[Entrada.$A$6:.$B$330];2;0))" office:value-type="float" office:value="0">
            <text:p>0</text:p>
          </table:table-cell>
          <table:table-cell table:number-columns-repeated="5"/>
          <table:table-cell table:formula="of:=[.M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N14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0.23">
            <text:p>20,23</text:p>
          </table:table-cell>
          <table:table-cell table:formula="of:=IF(ISNA( VLOOKUP([.AB289];[Entrada.$A$6:.$B$330];2;0))=1;0;VLOOKUP([.AB289];[Entrada.$A$6:.$B$330];2;0))" office:value-type="float" office:value="0">
            <text:p>0</text:p>
          </table:table-cell>
          <table:table-cell table:number-columns-repeated="5"/>
          <table:table-cell table:formula="of:=[.M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N15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0.24">
            <text:p>20,24</text:p>
          </table:table-cell>
          <table:table-cell table:formula="of:=IF(ISNA( VLOOKUP([.AB290];[Entrada.$A$6:.$B$330];2;0))=1;0;VLOOKUP([.AB290];[Entrada.$A$6:.$B$330];2;0))" office:value-type="float" office:value="0">
            <text:p>0</text:p>
          </table:table-cell>
          <table:table-cell table:number-columns-repeated="5"/>
          <table:table-cell table:formula="of:=[.M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N16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0.25">
            <text:p>20,25</text:p>
          </table:table-cell>
          <table:table-cell table:formula="of:=IF(ISNA( VLOOKUP([.AB291];[Entrada.$A$6:.$B$330];2;0))=1;0;VLOOKUP([.AB291];[Entrada.$A$6:.$B$330];2;0))" office:value-type="float" office:value="0">
            <text:p>0</text:p>
          </table:table-cell>
          <table:table-cell table:number-columns-repeated="5"/>
          <table:table-cell table:formula="of:=[.M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N17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1.22">
            <text:p>21,22</text:p>
          </table:table-cell>
          <table:table-cell table:formula="of:=IF(ISNA( VLOOKUP([.AB292];[Entrada.$A$6:.$B$330];2;0))=1;0;VLOOKUP([.AB292];[Entrada.$A$6:.$B$330];2;0))" office:value-type="float" office:value="0">
            <text:p>0</text:p>
          </table:table-cell>
          <table:table-cell table:number-columns-repeated="5"/>
          <table:table-cell table:formula="of:=[.M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N18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1.23">
            <text:p>21,23</text:p>
          </table:table-cell>
          <table:table-cell table:formula="of:=IF(ISNA( VLOOKUP([.AB293];[Entrada.$A$6:.$B$330];2;0))=1;0;VLOOKUP([.AB293];[Entrada.$A$6:.$B$330];2;0))" office:value-type="float" office:value="0">
            <text:p>0</text:p>
          </table:table-cell>
          <table:table-cell table:number-columns-repeated="5"/>
          <table:table-cell table:formula="of:=[.M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N19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1.24">
            <text:p>21,24</text:p>
          </table:table-cell>
          <table:table-cell table:formula="of:=IF(ISNA( VLOOKUP([.AB294];[Entrada.$A$6:.$B$330];2;0))=1;0;VLOOKUP([.AB294];[Entrada.$A$6:.$B$330];2;0))" office:value-type="float" office:value="0">
            <text:p>0</text:p>
          </table:table-cell>
          <table:table-cell table:number-columns-repeated="5"/>
          <table:table-cell table:formula="of:=[.M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N20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1.25">
            <text:p>21,25</text:p>
          </table:table-cell>
          <table:table-cell table:formula="of:=IF(ISNA( VLOOKUP([.AB295];[Entrada.$A$6:.$B$330];2;0))=1;0;VLOOKUP([.AB295];[Entrada.$A$6:.$B$330];2;0))" office:value-type="float" office:value="0">
            <text:p>0</text:p>
          </table:table-cell>
          <table:table-cell table:number-columns-repeated="5"/>
          <table:table-cell table:formula="of:=[.M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N21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2.23">
            <text:p>22,23</text:p>
          </table:table-cell>
          <table:table-cell table:formula="of:=IF(ISNA( VLOOKUP([.AB296];[Entrada.$A$6:.$B$330];2;0))=1;0;VLOOKUP([.AB296];[Entrada.$A$6:.$B$330];2;0))" office:value-type="float" office:value="0">
            <text:p>0</text:p>
          </table:table-cell>
          <table:table-cell table:number-columns-repeated="5"/>
          <table:table-cell table:formula="of:=[.M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N22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2.24">
            <text:p>22,24</text:p>
          </table:table-cell>
          <table:table-cell table:formula="of:=IF(ISNA( VLOOKUP([.AB297];[Entrada.$A$6:.$B$330];2;0))=1;0;VLOOKUP([.AB297];[Entrada.$A$6:.$B$330];2;0))" office:value-type="float" office:value="0">
            <text:p>0</text:p>
          </table:table-cell>
          <table:table-cell table:number-columns-repeated="5"/>
          <table:table-cell table:formula="of:=[.M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N23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2.25">
            <text:p>22,25</text:p>
          </table:table-cell>
          <table:table-cell table:formula="of:=IF(ISNA( VLOOKUP([.AB298];[Entrada.$A$6:.$B$330];2;0))=1;0;VLOOKUP([.AB298];[Entrada.$A$6:.$B$330];2;0))" office:value-type="float" office:value="0">
            <text:p>0</text:p>
          </table:table-cell>
          <table:table-cell table:number-columns-repeated="5"/>
          <table:table-cell table:formula="of:=[.M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N24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3.24">
            <text:p>23,24</text:p>
          </table:table-cell>
          <table:table-cell table:formula="of:=IF(ISNA( VLOOKUP([.AB299];[Entrada.$A$6:.$B$330];2;0))=1;0;VLOOKUP([.AB299];[Entrada.$A$6:.$B$330];2;0))" office:value-type="float" office:value="0">
            <text:p>0</text:p>
          </table:table-cell>
          <table:table-cell table:number-columns-repeated="5"/>
          <table:table-cell table:formula="of:=[.M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N25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3.25">
            <text:p>23,25</text:p>
          </table:table-cell>
          <table:table-cell table:formula="of:=IF(ISNA( VLOOKUP([.AB300];[Entrada.$A$6:.$B$330];2;0))=1;0;VLOOKUP([.AB300];[Entrada.$A$6:.$B$330];2;0))" office:value-type="float" office:value="0">
            <text:p>0</text:p>
          </table:table-cell>
          <table:table-cell table:number-columns-repeated="5"/>
          <table:table-cell table:formula="of:=[.M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N26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3" office:value-type="float" office:value="24.25">
            <text:p>24,25</text:p>
          </table:table-cell>
          <table:table-cell table:formula="of:=IF(ISNA( VLOOKUP([.AB301];[Entrada.$A$6:.$B$330];2;0))=1;0;VLOOKUP([.AB301];[Entrada.$A$6:.$B$330];2;0))" office:value-type="float" office:value="0">
            <text:p>0</text:p>
          </table:table-cell>
          <table:table-cell table:number-columns-repeated="5"/>
          <table:table-cell table:formula="of:=[.M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N27])*[.$AC$13]" office:value-type="float" office:value="0">
            <text:p>0</text:p>
          </table:table-cell>
          <table:table-cell table:formula="of:=[.$AC$1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4)</text:p>
          </table:table-cell>
          <table:table-cell table:formula="of:=([.B3]+[.O3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O4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O5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O6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O7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O8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O9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O10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O11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O12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O13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O14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O15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O16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O17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O18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O19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O20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O21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O22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O23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O24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O25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O26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"/>
          <table:table-cell table:number-columns-repeated="6"/>
          <table:table-cell table:formula="of:=[.N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O27])*[.$AC$14]" office:value-type="float" office:value="0">
            <text:p>0</text:p>
          </table:table-cell>
          <table:table-cell table:formula="of:=[.$AC$1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5)</text:p>
          </table:table-cell>
          <table:table-cell table:formula="of:=([.B3]+[.P3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P4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P5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P6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P7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P8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P9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P10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P11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P12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P13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P14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P15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P16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P17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P18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P19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P20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P21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P22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P23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P24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P25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P26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O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P27])*[.$AC$15]" office:value-type="float" office:value="0">
            <text:p>0</text:p>
          </table:table-cell>
          <table:table-cell table:formula="of:=[.$AC$1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6)</text:p>
          </table:table-cell>
          <table:table-cell table:formula="of:=([.B3]+[.Q3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Q4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Q5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Q6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Q7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Q8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Q9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Q10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Q11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Q12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Q13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Q14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Q15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Q16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Q17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Q18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Q19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Q20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Q21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Q22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Q23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Q24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Q25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Q26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Q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Q27])*[.$AC$16]" office:value-type="float" office:value="0">
            <text:p>0</text:p>
          </table:table-cell>
          <table:table-cell table:formula="of:=[.$AC$16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7)</text:p>
          </table:table-cell>
          <table:table-cell table:formula="of:=([.B3]+[.R3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R4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R5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R6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R7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R8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R9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R10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R11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R12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R13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R14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R15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R16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R17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R18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R19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R20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R21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R22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R23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R24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R25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R26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R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R27])*[.$AC$17]" office:value-type="float" office:value="0">
            <text:p>0</text:p>
          </table:table-cell>
          <table:table-cell table:formula="of:=[.$AC$17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8)</text:p>
          </table:table-cell>
          <table:table-cell table:formula="of:=([.B3] + [.S3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S4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S5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S6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S7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S8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S9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S10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S11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S12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S13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S14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S15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S16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S17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S18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S19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S20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S21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S22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S23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S24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S25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S26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S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S27])*[.$AC$18]" office:value-type="float" office:value="0">
            <text:p>0</text:p>
          </table:table-cell>
          <table:table-cell table:formula="of:=[.$AC$18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19)</text:p>
          </table:table-cell>
          <table:table-cell table:formula="of:=([.B3] + [.T3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T4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T5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T6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T7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T8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T9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T10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T11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T12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T13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T14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T15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T16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T17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T18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T19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T20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T21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T22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T23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T24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T25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T26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T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T27])*[.$AC$19]" office:value-type="float" office:value="0">
            <text:p>0</text:p>
          </table:table-cell>
          <table:table-cell table:formula="of:=[.$AC$19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20)</text:p>
          </table:table-cell>
          <table:table-cell table:formula="of:=([.B3] + [.U3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 + [.U4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 + [.U5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 + [.U6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 + [.U7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 + [.U8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 + [.U9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 + [.U10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 + [.U11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 + [.U12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 + [.U13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 + [.U14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 + [.U15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 + [.U16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 + [.U17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 + [.U18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 + [.U19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 + [.U20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 + [.U21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 + [.U22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 + [.U23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 + [.U24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 + [.U25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 + [.U26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U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 + [.U27])*[.$AC$20]" office:value-type="float" office:value="0">
            <text:p>0</text:p>
          </table:table-cell>
          <table:table-cell table:formula="of:=[.$AC$20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21)</text:p>
          </table:table-cell>
          <table:table-cell table:formula="of:=([.B3]+[.V3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V4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V5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V6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V7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V8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V9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V10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V11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V12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V13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V14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V15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V16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V17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V18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V19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V20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V21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V22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V23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V24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V25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V26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V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V27])*[.$AC$21]" office:value-type="float" office:value="0">
            <text:p>0</text:p>
          </table:table-cell>
          <table:table-cell table:formula="of:=[.$AC$21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22)</text:p>
          </table:table-cell>
          <table:table-cell table:formula="of:=([.B3]+[.W3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W4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W5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W6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W7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W8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W9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W10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W11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W12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W13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W14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W15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W16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W17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W18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W19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W20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W21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W22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W23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W24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W25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W26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W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W27])*[.$AC$22]" office:value-type="float" office:value="0">
            <text:p>0</text:p>
          </table:table-cell>
          <table:table-cell table:formula="of:=[.$AC$22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23)</text:p>
          </table:table-cell>
          <table:table-cell table:formula="of:=([.B3]+[.X3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X4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X5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X6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X7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X8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X9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X10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X11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X12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X13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X14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X15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X16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X17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X18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X19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X20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X21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X22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X23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X24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X25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X26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X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X27])*[.$AC$23]" office:value-type="float" office:value="0">
            <text:p>0</text:p>
          </table:table-cell>
          <table:table-cell table:formula="of:=[.$AC$23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24)</text:p>
          </table:table-cell>
          <table:table-cell table:formula="of:=([.B3]+[.Y3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Y4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Y5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Y6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Y7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Y8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Y9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Y10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Y11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Y12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Y13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Y14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Y15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Y16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Y17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Y18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Y19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Y20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Y21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Y22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Y23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Y24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Y25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Y26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Y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Y27])*[.$AC$24]" office:value-type="float" office:value="0">
            <text:p>0</text:p>
          </table:table-cell>
          <table:table-cell table:formula="of:=[.$AC$24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1,25)</text:p>
          </table:table-cell>
          <table:table-cell table:formula="of:=([.B3]+[.Z3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/>
          <table:table-cell table:formula="of:=([.B4]+[.Z4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/>
          <table:table-cell table:formula="of:=([.B5]+[.Z5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/>
          <table:table-cell table:formula="of:=([.B6]+[.Z6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/>
          <table:table-cell table:formula="of:=([.B7]+[.Z7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/>
          <table:table-cell table:formula="of:=([.B8]+[.Z8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/>
          <table:table-cell table:formula="of:=([.B9]+[.Z9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/>
          <table:table-cell table:formula="of:=([.B10]+[.Z10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/>
          <table:table-cell table:formula="of:=([.B11]+[.Z11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/>
          <table:table-cell table:formula="of:=([.B12]+[.Z12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/>
          <table:table-cell table:formula="of:=([.B13]+[.Z13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/>
          <table:table-cell table:formula="of:=([.B14]+[.Z14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/>
          <table:table-cell table:formula="of:=([.B15]+[.Z15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/>
          <table:table-cell table:formula="of:=([.B16]+[.Z16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/>
          <table:table-cell table:formula="of:=([.B17]+[.Z17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/>
          <table:table-cell table:formula="of:=([.B18]+[.Z18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/>
          <table:table-cell table:formula="of:=([.B19]+[.Z19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/>
          <table:table-cell table:formula="of:=([.B20]+[.Z20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/>
          <table:table-cell table:formula="of:=([.B21]+[.Z21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/>
          <table:table-cell table:formula="of:=([.B22]+[.Z22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/>
          <table:table-cell table:formula="of:=([.B23]+[.Z23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/>
          <table:table-cell table:formula="of:=([.B24]+[.Z24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/>
          <table:table-cell table:formula="of:=([.B25]+[.Z25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/>
          <table:table-cell table:formula="of:=([.B26]+[.Z26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Z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/>
          <table:table-cell table:formula="of:=([.B27]+[.Z27])*[.$AC$25]" office:value-type="float" office:value="0">
            <text:p>0</text:p>
          </table:table-cell>
          <table:table-cell table:formula="of:=[.$AC$25]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3]" office:value-type="float" office:value="0">
            <text:p>0</text:p>
          </table:table-cell>
          <table:table-cell table:formula="of:=[.B31]" office:value-type="float" office:value="0">
            <text:p>0</text:p>
          </table:table-cell>
          <table:table-cell table:number-columns-repeated="5"/>
          <table:table-cell table:style-name="ce17" office:value-type="float" office:value="1">
            <text:p>1</text:p>
          </table:table-cell>
          <table:table-cell office:value-type="string">
            <text:p>(2,3)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4]" office:value-type="float" office:value="0">
            <text:p>0</text:p>
          </table:table-cell>
          <table:table-cell table:formula="of:=[.B32]" office:value-type="float" office:value="0">
            <text:p>0</text:p>
          </table:table-cell>
          <table:table-cell table:number-columns-repeated="5"/>
          <table:table-cell table:style-name="ce17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5]" office:value-type="float" office:value="0">
            <text:p>0</text:p>
          </table:table-cell>
          <table:table-cell table:formula="of:=[.B33]" office:value-type="float" office:value="0">
            <text:p>0</text:p>
          </table:table-cell>
          <table:table-cell table:number-columns-repeated="5"/>
          <table:table-cell table:style-name="ce17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6]" office:value-type="float" office:value="0">
            <text:p>0</text:p>
          </table:table-cell>
          <table:table-cell table:formula="of:=[.B34]" office:value-type="float" office:value="0">
            <text:p>0</text:p>
          </table:table-cell>
          <table:table-cell table:number-columns-repeated="5"/>
          <table:table-cell table:style-name="ce17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7]" office:value-type="float" office:value="0">
            <text:p>0</text:p>
          </table:table-cell>
          <table:table-cell table:formula="of:=[.B35]" office:value-type="float" office:value="0">
            <text:p>0</text:p>
          </table:table-cell>
          <table:table-cell table:number-columns-repeated="5"/>
          <table:table-cell table:style-name="ce17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8]" office:value-type="float" office:value="0">
            <text:p>0</text:p>
          </table:table-cell>
          <table:table-cell table:formula="of:=[.B36]" office:value-type="float" office:value="0">
            <text:p>0</text:p>
          </table:table-cell>
          <table:table-cell table:number-columns-repeated="5"/>
          <table:table-cell table:style-name="ce17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9]" office:value-type="float" office:value="0">
            <text:p>0</text:p>
          </table:table-cell>
          <table:table-cell table:formula="of:=[.B37]" office:value-type="float" office:value="0">
            <text:p>0</text:p>
          </table:table-cell>
          <table:table-cell table:number-columns-repeated="5"/>
          <table:table-cell table:style-name="ce17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0]" office:value-type="float" office:value="0">
            <text:p>0</text:p>
          </table:table-cell>
          <table:table-cell table:formula="of:=[.B38]" office:value-type="float" office:value="0">
            <text:p>0</text:p>
          </table:table-cell>
          <table:table-cell table:number-columns-repeated="5"/>
          <table:table-cell table:style-name="ce17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1]" office:value-type="float" office:value="0">
            <text:p>0</text:p>
          </table:table-cell>
          <table:table-cell table:formula="of:=[.B39]" office:value-type="float" office:value="0">
            <text:p>0</text:p>
          </table:table-cell>
          <table:table-cell table:number-columns-repeated="5"/>
          <table:table-cell table:style-name="ce17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2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number-columns-repeated="5"/>
          <table:table-cell table:style-name="ce17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3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number-columns-repeated="5"/>
          <table:table-cell table:style-name="ce17"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4]" office:value-type="float" office:value="0">
            <text:p>0</text:p>
          </table:table-cell>
          <table:table-cell table:formula="of:=[.B42]" office:value-type="float" office:value="0">
            <text:p>0</text:p>
          </table:table-cell>
          <table:table-cell table:number-columns-repeated="5"/>
          <table:table-cell table:style-name="ce17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5]" office:value-type="float" office:value="0">
            <text:p>0</text:p>
          </table:table-cell>
          <table:table-cell table:formula="of:=[.B43]" office:value-type="float" office:value="0">
            <text:p>0</text:p>
          </table:table-cell>
          <table:table-cell table:number-columns-repeated="5"/>
          <table:table-cell table:style-name="ce17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6]" office:value-type="float" office:value="0">
            <text:p>0</text:p>
          </table:table-cell>
          <table:table-cell table:formula="of:=[.B44]" office:value-type="float" office:value="0">
            <text:p>0</text:p>
          </table:table-cell>
          <table:table-cell table:number-columns-repeated="5"/>
          <table:table-cell table:style-name="ce17" office:value-type="float" office:value="14">
            <text:p>14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7]" office:value-type="float" office:value="0">
            <text:p>0</text:p>
          </table:table-cell>
          <table:table-cell table:formula="of:=[.B45]" office:value-type="float" office:value="0">
            <text:p>0</text:p>
          </table:table-cell>
          <table:table-cell table:number-columns-repeated="5"/>
          <table:table-cell table:style-name="ce17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8]" office:value-type="float" office:value="0">
            <text:p>0</text:p>
          </table:table-cell>
          <table:table-cell table:formula="of:=[.B46]" office:value-type="float" office:value="0">
            <text:p>0</text:p>
          </table:table-cell>
          <table:table-cell table:number-columns-repeated="5"/>
          <table:table-cell table:style-name="ce17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19]" office:value-type="float" office:value="0">
            <text:p>0</text:p>
          </table:table-cell>
          <table:table-cell table:formula="of:=[.B47]" office:value-type="float" office:value="0">
            <text:p>0</text:p>
          </table:table-cell>
          <table:table-cell table:number-columns-repeated="5"/>
          <table:table-cell table:style-name="ce17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20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number-columns-repeated="5"/>
          <table:table-cell table:style-name="ce17"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21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number-columns-repeated="5"/>
          <table:table-cell table:style-name="ce17" office:value-type="float" office:value="19">
            <text:p>19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22]" office:value-type="float" office:value="0">
            <text:p>0</text:p>
          </table:table-cell>
          <table:table-cell table:formula="of:=[.B50]" office:value-type="float" office:value="0">
            <text:p>0</text:p>
          </table:table-cell>
          <table:table-cell table:number-columns-repeated="5"/>
          <table:table-cell table:style-name="ce17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23]" office:value-type="float" office:value="0">
            <text:p>0</text:p>
          </table:table-cell>
          <table:table-cell table:formula="of:=[.B51]" office:value-type="float" office:value="0">
            <text:p>0</text:p>
          </table:table-cell>
          <table:table-cell table:number-columns-repeated="5"/>
          <table:table-cell table:style-name="ce17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24]" office:value-type="float" office:value="0">
            <text:p>0</text:p>
          </table:table-cell>
          <table:table-cell table:formula="of:=[.B52]" office:value-type="float" office:value="0">
            <text:p>0</text:p>
          </table:table-cell>
          <table:table-cell table:number-columns-repeated="5"/>
          <table:table-cell table:style-name="ce17" office:value-type="float" office:value="22">
            <text:p>22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25]" office:value-type="float" office:value="0">
            <text:p>0</text:p>
          </table:table-cell>
          <table:table-cell table:formula="of:=[.B53]" office:value-type="float" office:value="0">
            <text:p>0</text:p>
          </table:table-cell>
          <table:table-cell table:number-columns-repeated="5"/>
          <table:table-cell table:style-name="ce17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26]" office:value-type="float" office:value="0">
            <text:p>0</text:p>
          </table:table-cell>
          <table:table-cell table:formula="of:=[.B54]" office:value-type="float" office:value="0">
            <text:p>0</text:p>
          </table:table-cell>
          <table:table-cell table:number-columns-repeated="5"/>
          <table:table-cell table:style-name="ce17"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6"/>
          <table:table-cell table:formula="of:=[.P27]" office:value-type="float" office:value="0">
            <text:p>0</text:p>
          </table:table-cell>
          <table:table-cell table:formula="of:=[.B55]" office:value-type="float" office:value="0">
            <text:p>0</text:p>
          </table:table-cell>
          <table:table-cell table:number-columns-repeated="5"/>
          <table:table-cell table:style-name="ce17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">
            <text:p>1</text:p>
          </table:table-cell>
          <table:table-cell office:value-type="string">
            <text:p>(2,4)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4">
            <text:p>14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19">
            <text:p>19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22">
            <text:p>22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27"/>
          <table:table-cell table:style-name="ce10"/>
          <table:table-cell table:number-columns-repeated="13"/>
          <table:table-cell table:style-name="ce17" office:value-type="float" office:value="25">
            <text:p>25</text:p>
          </table:table-cell>
          <table:table-cell table:number-columns-repeated="4"/>
        </table:table-row>
        <table:table-row table:style-name="ro1" table:number-rows-repeated="95">
          <table:table-cell table:number-columns-repeated="27"/>
          <table:table-cell table:style-name="ce10"/>
          <table:table-cell table:number-columns-repeated="18"/>
        </table:table-row>
        <table:table-row table:style-name="ro1" table:number-rows-repeated="64">
          <table:table-cell table:number-columns-repeated="46"/>
        </table:table-row>
        <table:table-row table:style-name="ro1" table:number-rows-repeated="75">
          <table:table-cell table:number-columns-repeated="27"/>
          <table:table-cell table:style-name="ce10"/>
          <table:table-cell table:number-columns-repeated="18"/>
        </table:table-row>
        <table:table-row table:style-name="ro1" table:number-rows-repeated="104769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SUM([Solucao.B31:.B55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el" svg:font-family="Arie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01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06T01:59:32.04</dc:date>
    <meta:editing-duration>PT2H56M29S</meta:editing-duration>
    <meta:editing-cycles>14</meta:editing-cycles>
    <meta:generator>OpenOffice.org/3.3$Win32 OpenOffice.org_project/330m20$Build-9567</meta:generator>
    <meta:document-statistic meta:table-count="3" meta:cell-count="4944" meta:object-count="0"/>
  </office:meta>
</office:document-meta>
</file>